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4.47mm"/>
    </style:style>
    <style:style style:name="co2" style:family="table-column">
      <style:table-column-properties fo:break-before="auto" style:column-width="21.87mm"/>
    </style:style>
    <style:style style:name="co3" style:family="table-column">
      <style:table-column-properties fo:break-before="auto" style:column-width="13.6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imAnealAnlysis" table:style-name="ta1">
        <table:shapes>
          <draw:frame draw:z-index="0" draw:style-name="gr1" draw:text-style-name="P1" svg:width="238.11mm" svg:height="149.02mm" svg:x="142.97mm" svg:y="18.33mm">
            <loext:p draw:notify-on-update-of-ranges="simAnealAnlysis.A3:simAnealAnlysis.A3 simAnealAnlysis.A4:simAnealAnlysis.A212 simAnealAnlysis.B3:simAnealAnlysis.B3 simAnealAnlysis.B4:simAnealAnlysis.B212 simAnealAnlysis.C3:simAnealAnlysis.C3 simAnealAnlysis.C4:simAnealAnlysis.C2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67.44mm" svg:height="152.73mm" svg:x="151.46mm" svg:y="980.15mm">
            <loext:p draw:notify-on-update-of-ranges="simAnealAnlysis.A214:simAnealAnlysis.A214 simAnealAnlysis.A215:simAnealAnlysis.A423 simAnealAnlysis.B214:simAnealAnlysis.B214 simAnealAnlysis.B215:simAnealAnlysis.B423 simAnealAnlysis.C214:simAnealAnlysis.C214 simAnealAnlysis.C215:simAnealAnlysis.C42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TA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ULATED ANNEAL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itialTemp</text:p>
          </table:table-cell>
          <table:table-cell office:value-type="string" calcext:value-type="string">
            <text:p>coolAmount</text:p>
          </table:table-cell>
          <table:table-cell office:value-type="string" calcext:value-type="string">
            <text:p>energy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D4]*100" office:value-type="float" office:value="25" calcext:value-type="float">
            <text:p>25</text:p>
          </table:table-cell>
          <table:table-cell office:value-type="float" office:value="1737" calcext:value-type="float">
            <text:p>1737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D5]*100" office:value-type="float" office:value="50" calcext:value-type="float">
            <text:p>50</text:p>
          </table:table-cell>
          <table:table-cell office:value-type="float" office:value="974" calcext:value-type="float">
            <text:p>974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D6]*100" office:value-type="float" office:value="75" calcext:value-type="float">
            <text:p>75</text:p>
          </table:table-cell>
          <table:table-cell office:value-type="float" office:value="1617" calcext:value-type="float">
            <text:p>1617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D7]*100" office:value-type="float" office:value="100" calcext:value-type="float">
            <text:p>100</text:p>
          </table:table-cell>
          <table:table-cell office:value-type="float" office:value="625" calcext:value-type="float">
            <text:p>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D8]*100" office:value-type="float" office:value="125" calcext:value-type="float">
            <text:p>125</text:p>
          </table:table-cell>
          <table:table-cell office:value-type="float" office:value="1156" calcext:value-type="float">
            <text:p>1156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D9]*100" office:value-type="float" office:value="150" calcext:value-type="float">
            <text:p>150</text:p>
          </table:table-cell>
          <table:table-cell office:value-type="float" office:value="1142" calcext:value-type="float">
            <text:p>1142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D10]*100" office:value-type="float" office:value="175" calcext:value-type="float">
            <text:p>175</text:p>
          </table:table-cell>
          <table:table-cell office:value-type="float" office:value="1436" calcext:value-type="float">
            <text:p>1436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D11]*100" office:value-type="float" office:value="200" calcext:value-type="float">
            <text:p>200</text:p>
          </table:table-cell>
          <table:table-cell office:value-type="float" office:value="2537" calcext:value-type="float">
            <text:p>25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D12]*100" office:value-type="float" office:value="225" calcext:value-type="float">
            <text:p>225</text:p>
          </table:table-cell>
          <table:table-cell office:value-type="float" office:value="2571" calcext:value-type="float">
            <text:p>2571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D13]*100" office:value-type="float" office:value="250" calcext:value-type="float">
            <text:p>250</text:p>
          </table:table-cell>
          <table:table-cell office:value-type="float" office:value="2678" calcext:value-type="float">
            <text:p>2678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D14]*100" office:value-type="float" office:value="275" calcext:value-type="float">
            <text:p>275</text:p>
          </table:table-cell>
          <table:table-cell office:value-type="float" office:value="2727" calcext:value-type="float">
            <text:p>2727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D15]*100" office:value-type="float" office:value="300" calcext:value-type="float">
            <text:p>300</text:p>
          </table:table-cell>
          <table:table-cell office:value-type="float" office:value="3019" calcext:value-type="float">
            <text:p>30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D16]*100" office:value-type="float" office:value="325" calcext:value-type="float">
            <text:p>325</text:p>
          </table:table-cell>
          <table:table-cell office:value-type="float" office:value="2327" calcext:value-type="float">
            <text:p>2327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D17]*100" office:value-type="float" office:value="350" calcext:value-type="float">
            <text:p>350</text:p>
          </table:table-cell>
          <table:table-cell office:value-type="float" office:value="3340" calcext:value-type="float">
            <text:p>3340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D18]*100" office:value-type="float" office:value="375" calcext:value-type="float">
            <text:p>375</text:p>
          </table:table-cell>
          <table:table-cell office:value-type="float" office:value="3063" calcext:value-type="float">
            <text:p>3063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D19]*100" office:value-type="float" office:value="400" calcext:value-type="float">
            <text:p>400</text:p>
          </table:table-cell>
          <table:table-cell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D20]*100" office:value-type="float" office:value="425" calcext:value-type="float">
            <text:p>425</text:p>
          </table:table-cell>
          <table:table-cell office:value-type="float" office:value="4166" calcext:value-type="float">
            <text:p>4166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D21]*100" office:value-type="float" office:value="450" calcext:value-type="float">
            <text:p>450</text:p>
          </table:table-cell>
          <table:table-cell office:value-type="float" office:value="4446" calcext:value-type="float">
            <text:p>4446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D22]*100" office:value-type="float" office:value="475" calcext:value-type="float">
            <text:p>475</text:p>
          </table:table-cell>
          <table:table-cell office:value-type="float" office:value="5006" calcext:value-type="float">
            <text:p>5006</text:p>
          </table:table-cell>
          <table:table-cell office:value-type="float" office:value="4.75" calcext:value-type="float">
            <text:p>4.7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[.D23]*100" office:value-type="float" office:value="25" calcext:value-type="float">
            <text:p>25</text:p>
          </table:table-cell>
          <table:table-cell office:value-type="float" office:value="1247" calcext:value-type="float">
            <text:p>1247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[.D24]*100"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[.D25]*100" office:value-type="float" office:value="75" calcext:value-type="float">
            <text:p>75</text:p>
          </table:table-cell>
          <table:table-cell office:value-type="float" office:value="847" calcext:value-type="float">
            <text:p>847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[.D26]*100" office:value-type="float" office:value="100" calcext:value-type="float">
            <text:p>100</text:p>
          </table:table-cell>
          <table:table-cell office:value-type="float" office:value="1021" calcext:value-type="float">
            <text:p>10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[.D27]*100" office:value-type="float" office:value="125" calcext:value-type="float">
            <text:p>125</text:p>
          </table:table-cell>
          <table:table-cell office:value-type="float" office:value="1129" calcext:value-type="float">
            <text:p>1129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[.D28]*100" office:value-type="float" office:value="150" calcext:value-type="float">
            <text:p>150</text:p>
          </table:table-cell>
          <table:table-cell office:value-type="float" office:value="1136" calcext:value-type="float">
            <text:p>1136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[.D29]*100" office:value-type="float" office:value="175" calcext:value-type="float">
            <text:p>175</text:p>
          </table:table-cell>
          <table:table-cell office:value-type="float" office:value="1750" calcext:value-type="float">
            <text:p>1750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[.D30]*100" office:value-type="float" office:value="200" calcext:value-type="float">
            <text:p>200</text:p>
          </table:table-cell>
          <table:table-cell office:value-type="float" office:value="1161" calcext:value-type="float">
            <text:p>11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[.D31]*100" office:value-type="float" office:value="225" calcext:value-type="float">
            <text:p>225</text:p>
          </table:table-cell>
          <table:table-cell office:value-type="float" office:value="1450" calcext:value-type="float">
            <text:p>1450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[.D32]*100" office:value-type="float" office:value="250" calcext:value-type="float">
            <text:p>250</text:p>
          </table:table-cell>
          <table:table-cell office:value-type="float" office:value="1885" calcext:value-type="float">
            <text:p>1885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[.D33]*100" office:value-type="float" office:value="275" calcext:value-type="float">
            <text:p>275</text:p>
          </table:table-cell>
          <table:table-cell office:value-type="float" office:value="1676" calcext:value-type="float">
            <text:p>1676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[.D34]*100" office:value-type="float" office:value="300" calcext:value-type="float">
            <text:p>300</text:p>
          </table:table-cell>
          <table:table-cell office:value-type="float" office:value="2056" calcext:value-type="float">
            <text:p>20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[.D35]*100" office:value-type="float" office:value="325" calcext:value-type="float">
            <text:p>325</text:p>
          </table:table-cell>
          <table:table-cell office:value-type="float" office:value="1878" calcext:value-type="float">
            <text:p>1878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[.D36]*100" office:value-type="float" office:value="350" calcext:value-type="float">
            <text:p>350</text:p>
          </table:table-cell>
          <table:table-cell office:value-type="float" office:value="2296" calcext:value-type="float">
            <text:p>2296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[.D37]*100" office:value-type="float" office:value="375" calcext:value-type="float">
            <text:p>375</text:p>
          </table:table-cell>
          <table:table-cell office:value-type="float" office:value="2608" calcext:value-type="float">
            <text:p>2608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[.D38]*100" office:value-type="float" office:value="400" calcext:value-type="float">
            <text:p>400</text:p>
          </table:table-cell>
          <table:table-cell office:value-type="float" office:value="2671" calcext:value-type="float">
            <text:p>26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[.D39]*100" office:value-type="float" office:value="425" calcext:value-type="float">
            <text:p>425</text:p>
          </table:table-cell>
          <table:table-cell office:value-type="float" office:value="3082" calcext:value-type="float">
            <text:p>3082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[.D40]*100" office:value-type="float" office:value="450" calcext:value-type="float">
            <text:p>450</text:p>
          </table:table-cell>
          <table:table-cell office:value-type="float" office:value="3386" calcext:value-type="float">
            <text:p>3386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[.D41]*100" office:value-type="float" office:value="475" calcext:value-type="float">
            <text:p>475</text:p>
          </table:table-cell>
          <table:table-cell office:value-type="float" office:value="3632" calcext:value-type="float">
            <text:p>3632</text:p>
          </table:table-cell>
          <table:table-cell office:value-type="float" office:value="4.75" calcext:value-type="float">
            <text:p>4.7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.D42]*100" office:value-type="float" office:value="25" calcext:value-type="float">
            <text:p>25</text:p>
          </table:table-cell>
          <table:table-cell office:value-type="float" office:value="1174" calcext:value-type="float">
            <text:p>1174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.D43]*100" office:value-type="float" office:value="50" calcext:value-type="float">
            <text:p>50</text:p>
          </table:table-cell>
          <table:table-cell office:value-type="float" office:value="598" calcext:value-type="float">
            <text:p>598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.D44]*100" office:value-type="float" office:value="75" calcext:value-type="float">
            <text:p>75</text:p>
          </table:table-cell>
          <table:table-cell office:value-type="float" office:value="1021" calcext:value-type="float">
            <text:p>1021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.D45]*100" office:value-type="float" office:value="100" calcext:value-type="float">
            <text:p>100</text:p>
          </table:table-cell>
          <table:table-cell office:value-type="float" office:value="745" calcext:value-type="float">
            <text:p>7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.D46]*100" office:value-type="float" office:value="125" calcext:value-type="float">
            <text:p>125</text:p>
          </table:table-cell>
          <table:table-cell office:value-type="float" office:value="758" calcext:value-type="float">
            <text:p>758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.D47]*100" office:value-type="float" office:value="150" calcext:value-type="float">
            <text:p>150</text:p>
          </table:table-cell>
          <table:table-cell office:value-type="float" office:value="1062" calcext:value-type="float">
            <text:p>1062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.D48]*100" office:value-type="float" office:value="175" calcext:value-type="float">
            <text:p>175</text:p>
          </table:table-cell>
          <table:table-cell office:value-type="float" office:value="966" calcext:value-type="float">
            <text:p>966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.D49]*100" office:value-type="float" office:value="200" calcext:value-type="float">
            <text:p>200</text:p>
          </table:table-cell>
          <table:table-cell office:value-type="float" office:value="1012" calcext:value-type="float">
            <text:p>10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.D50]*100" office:value-type="float" office:value="225" calcext:value-type="float">
            <text:p>225</text:p>
          </table:table-cell>
          <table:table-cell office:value-type="float" office:value="1080" calcext:value-type="float">
            <text:p>1080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.D51]*100" office:value-type="float" office:value="250" calcext:value-type="float">
            <text:p>250</text:p>
          </table:table-cell>
          <table:table-cell office:value-type="float" office:value="1170" calcext:value-type="float">
            <text:p>1170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.D52]*100" office:value-type="float" office:value="275" calcext:value-type="float">
            <text:p>275</text:p>
          </table:table-cell>
          <table:table-cell office:value-type="float" office:value="1161" calcext:value-type="float">
            <text:p>1161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.D53]*100" office:value-type="float" office:value="300" calcext:value-type="float">
            <text:p>300</text:p>
          </table:table-cell>
          <table:table-cell office:value-type="float" office:value="1281" calcext:value-type="float">
            <text:p>128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.D54]*100" office:value-type="float" office:value="325" calcext:value-type="float">
            <text:p>325</text:p>
          </table:table-cell>
          <table:table-cell office:value-type="float" office:value="1884" calcext:value-type="float">
            <text:p>1884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.D55]*100" office:value-type="float" office:value="350" calcext:value-type="float">
            <text:p>350</text:p>
          </table:table-cell>
          <table:table-cell office:value-type="float" office:value="2044" calcext:value-type="float">
            <text:p>2044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.D56]*100" office:value-type="float" office:value="375" calcext:value-type="float">
            <text:p>375</text:p>
          </table:table-cell>
          <table:table-cell office:value-type="float" office:value="1919" calcext:value-type="float">
            <text:p>1919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.D57]*100" office:value-type="float" office:value="400" calcext:value-type="float">
            <text:p>400</text:p>
          </table:table-cell>
          <table:table-cell office:value-type="float" office:value="1566" calcext:value-type="float">
            <text:p>156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.D58]*100" office:value-type="float" office:value="425" calcext:value-type="float">
            <text:p>425</text:p>
          </table:table-cell>
          <table:table-cell office:value-type="float" office:value="2215" calcext:value-type="float">
            <text:p>2215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.D59]*100" office:value-type="float" office:value="450" calcext:value-type="float">
            <text:p>450</text:p>
          </table:table-cell>
          <table:table-cell office:value-type="float" office:value="2488" calcext:value-type="float">
            <text:p>2488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.D60]*100" office:value-type="float" office:value="475" calcext:value-type="float">
            <text:p>475</text:p>
          </table:table-cell>
          <table:table-cell office:value-type="float" office:value="3672" calcext:value-type="float">
            <text:p>3672</text:p>
          </table:table-cell>
          <table:table-cell office:value-type="float" office:value="4.75" calcext:value-type="float">
            <text:p>4.75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table:formula="of:=[.D61]*100" office:value-type="float" office:value="25" calcext:value-type="float">
            <text:p>25</text:p>
          </table:table-cell>
          <table:table-cell office:value-type="float" office:value="1497" calcext:value-type="float">
            <text:p>1497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table:formula="of:=[.D62]*100" office:value-type="float" office:value="50" calcext:value-type="float">
            <text:p>50</text:p>
          </table:table-cell>
          <table:table-cell office:value-type="float" office:value="792" calcext:value-type="float">
            <text:p>79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table:formula="of:=[.D63]*100" office:value-type="float" office:value="75" calcext:value-type="float">
            <text:p>75</text:p>
          </table:table-cell>
          <table:table-cell office:value-type="float" office:value="1214" calcext:value-type="float">
            <text:p>1214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table:formula="of:=[.D64]*100" office:value-type="float" office:value="100" calcext:value-type="float">
            <text:p>100</text:p>
          </table:table-cell>
          <table:table-cell office:value-type="float" office:value="745" calcext:value-type="float">
            <text:p>7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table:formula="of:=[.D65]*100" office:value-type="float" office:value="125" calcext:value-type="float">
            <text:p>125</text:p>
          </table:table-cell>
          <table:table-cell office:value-type="float" office:value="907" calcext:value-type="float">
            <text:p>907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table:formula="of:=[.D66]*100" office:value-type="float" office:value="150" calcext:value-type="float">
            <text:p>150</text:p>
          </table:table-cell>
          <table:table-cell office:value-type="float" office:value="903" calcext:value-type="float">
            <text:p>903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table:formula="of:=[.D67]*100" office:value-type="float" office:value="175" calcext:value-type="float">
            <text:p>175</text:p>
          </table:table-cell>
          <table:table-cell office:value-type="float" office:value="743" calcext:value-type="float">
            <text:p>743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table:formula="of:=[.D68]*100" office:value-type="float" office:value="200" calcext:value-type="float">
            <text:p>200</text:p>
          </table:table-cell>
          <table:table-cell office:value-type="float" office:value="885" calcext:value-type="float">
            <text:p>8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table:formula="of:=[.D69]*100" office:value-type="float" office:value="225" calcext:value-type="float">
            <text:p>225</text:p>
          </table:table-cell>
          <table:table-cell office:value-type="float" office:value="1919" calcext:value-type="float">
            <text:p>1919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table:formula="of:=[.D70]*100" office:value-type="float" office:value="250" calcext:value-type="float">
            <text:p>250</text:p>
          </table:table-cell>
          <table:table-cell office:value-type="float" office:value="959" calcext:value-type="float">
            <text:p>959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table:formula="of:=[.D71]*100" office:value-type="float" office:value="275" calcext:value-type="float">
            <text:p>275</text:p>
          </table:table-cell>
          <table:table-cell office:value-type="float" office:value="1997" calcext:value-type="float">
            <text:p>1997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table:formula="of:=[.D72]*100" office:value-type="float" office:value="300" calcext:value-type="float">
            <text:p>300</text:p>
          </table:table-cell>
          <table:table-cell office:value-type="float" office:value="1070" calcext:value-type="float">
            <text:p>107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table:formula="of:=[.D73]*100" office:value-type="float" office:value="325" calcext:value-type="float">
            <text:p>325</text:p>
          </table:table-cell>
          <table:table-cell office:value-type="float" office:value="1060" calcext:value-type="float">
            <text:p>1060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table:formula="of:=[.D74]*100" office:value-type="float" office:value="350" calcext:value-type="float">
            <text:p>350</text:p>
          </table:table-cell>
          <table:table-cell office:value-type="float" office:value="1549" calcext:value-type="float">
            <text:p>1549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table:formula="of:=[.D75]*100" office:value-type="float" office:value="375" calcext:value-type="float">
            <text:p>375</text:p>
          </table:table-cell>
          <table:table-cell office:value-type="float" office:value="1743" calcext:value-type="float">
            <text:p>1743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table:formula="of:=[.D76]*100" office:value-type="float" office:value="400" calcext:value-type="float">
            <text:p>400</text:p>
          </table:table-cell>
          <table:table-cell office:value-type="float" office:value="1737" calcext:value-type="float">
            <text:p>17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table:formula="of:=[.D77]*100" office:value-type="float" office:value="425" calcext:value-type="float">
            <text:p>425</text:p>
          </table:table-cell>
          <table:table-cell office:value-type="float" office:value="1320" calcext:value-type="float">
            <text:p>1320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table:formula="of:=[.D78]*100" office:value-type="float" office:value="450" calcext:value-type="float">
            <text:p>450</text:p>
          </table:table-cell>
          <table:table-cell office:value-type="float" office:value="2115" calcext:value-type="float">
            <text:p>2115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table:formula="of:=[.D79]*100" office:value-type="float" office:value="475" calcext:value-type="float">
            <text:p>475</text:p>
          </table:table-cell>
          <table:table-cell office:value-type="float" office:value="2098" calcext:value-type="float">
            <text:p>2098</text:p>
          </table:table-cell>
          <table:table-cell office:value-type="float" office:value="4.75" calcext:value-type="float">
            <text:p>4.7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table:formula="of:=[.D80]*100" office:value-type="float" office:value="25" calcext:value-type="float">
            <text:p>25</text:p>
          </table:table-cell>
          <table:table-cell office:value-type="float" office:value="1264" calcext:value-type="float">
            <text:p>1264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table:formula="of:=[.D81]*100" office:value-type="float" office:value="50" calcext:value-type="float">
            <text:p>50</text:p>
          </table:table-cell>
          <table:table-cell office:value-type="float" office:value="533" calcext:value-type="float">
            <text:p>53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table:formula="of:=[.D82]*100" office:value-type="float" office:value="75" calcext:value-type="float">
            <text:p>75</text:p>
          </table:table-cell>
          <table:table-cell office:value-type="float" office:value="685" calcext:value-type="float">
            <text:p>685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table:formula="of:=[.D83]*100" office:value-type="float" office:value="100" calcext:value-type="float">
            <text:p>100</text:p>
          </table:table-cell>
          <table:table-cell office:value-type="float" office:value="650" calcext:value-type="float">
            <text:p>6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table:formula="of:=[.D84]*100" office:value-type="float" office:value="125" calcext:value-type="float">
            <text:p>125</text:p>
          </table:table-cell>
          <table:table-cell office:value-type="float" office:value="636" calcext:value-type="float">
            <text:p>636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table:formula="of:=[.D85]*100" office:value-type="float" office:value="150" calcext:value-type="float">
            <text:p>150</text:p>
          </table:table-cell>
          <table:table-cell office:value-type="float" office:value="815" calcext:value-type="float">
            <text:p>815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table:formula="of:=[.D86]*100" office:value-type="float" office:value="175" calcext:value-type="float">
            <text:p>175</text:p>
          </table:table-cell>
          <table:table-cell office:value-type="float" office:value="1273" calcext:value-type="float">
            <text:p>1273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table:formula="of:=[.D87]*100" office:value-type="float" office:value="200" calcext:value-type="float">
            <text:p>200</text:p>
          </table:table-cell>
          <table:table-cell office:value-type="float" office:value="719" calcext:value-type="float">
            <text:p>7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table:formula="of:=[.D88]*100" office:value-type="float" office:value="225" calcext:value-type="float">
            <text:p>225</text:p>
          </table:table-cell>
          <table:table-cell office:value-type="float" office:value="1053" calcext:value-type="float">
            <text:p>1053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table:formula="of:=[.D89]*100" office:value-type="float" office:value="250" calcext:value-type="float">
            <text:p>250</text:p>
          </table:table-cell>
          <table:table-cell office:value-type="float" office:value="873" calcext:value-type="float">
            <text:p>873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table:formula="of:=[.D90]*100" office:value-type="float" office:value="275" calcext:value-type="float">
            <text:p>275</text:p>
          </table:table-cell>
          <table:table-cell office:value-type="float" office:value="1052" calcext:value-type="float">
            <text:p>1052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table:formula="of:=[.D91]*100" office:value-type="float" office:value="300" calcext:value-type="float">
            <text:p>300</text:p>
          </table:table-cell>
          <table:table-cell office:value-type="float" office:value="1034" calcext:value-type="float">
            <text:p>10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table:formula="of:=[.D92]*100" office:value-type="float" office:value="325" calcext:value-type="float">
            <text:p>325</text:p>
          </table:table-cell>
          <table:table-cell office:value-type="float" office:value="1841" calcext:value-type="float">
            <text:p>1841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table:formula="of:=[.D93]*100" office:value-type="float" office:value="350" calcext:value-type="float">
            <text:p>350</text:p>
          </table:table-cell>
          <table:table-cell office:value-type="float" office:value="1474" calcext:value-type="float">
            <text:p>1474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table:formula="of:=[.D94]*100" office:value-type="float" office:value="375" calcext:value-type="float">
            <text:p>375</text:p>
          </table:table-cell>
          <table:table-cell office:value-type="float" office:value="1264" calcext:value-type="float">
            <text:p>1264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table:formula="of:=[.D95]*100" office:value-type="float" office:value="400" calcext:value-type="float">
            <text:p>400</text:p>
          </table:table-cell>
          <table:table-cell office:value-type="float" office:value="1467" calcext:value-type="float">
            <text:p>14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table:formula="of:=[.D96]*100" office:value-type="float" office:value="425" calcext:value-type="float">
            <text:p>425</text:p>
          </table:table-cell>
          <table:table-cell office:value-type="float" office:value="1654" calcext:value-type="float">
            <text:p>1654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table:formula="of:=[.D97]*100" office:value-type="float" office:value="450" calcext:value-type="float">
            <text:p>450</text:p>
          </table:table-cell>
          <table:table-cell office:value-type="float" office:value="1292" calcext:value-type="float">
            <text:p>1292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table:formula="of:=[.D98]*100" office:value-type="float" office:value="475" calcext:value-type="float">
            <text:p>475</text:p>
          </table:table-cell>
          <table:table-cell office:value-type="float" office:value="1802" calcext:value-type="float">
            <text:p>1802</text:p>
          </table:table-cell>
          <table:table-cell office:value-type="float" office:value="4.75" calcext:value-type="float">
            <text:p>4.75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table:formula="of:=[.D99]*100" office:value-type="float" office:value="25" calcext:value-type="float">
            <text:p>25</text:p>
          </table:table-cell>
          <table:table-cell office:value-type="float" office:value="873" calcext:value-type="float">
            <text:p>873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table:formula="of:=[.D100]*100" office:value-type="float" office:value="50" calcext:value-type="float">
            <text:p>50</text:p>
          </table:table-cell>
          <table:table-cell office:value-type="float" office:value="737" calcext:value-type="float">
            <text:p>73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table:formula="of:=[.D101]*100" office:value-type="float" office:value="75" calcext:value-type="float">
            <text:p>75</text:p>
          </table:table-cell>
          <table:table-cell office:value-type="float" office:value="633" calcext:value-type="float">
            <text:p>633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table:formula="of:=[.D102]*100" office:value-type="float" office:value="100" calcext:value-type="float">
            <text:p>100</text:p>
          </table:table-cell>
          <table:table-cell office:value-type="float" office:value="727" calcext:value-type="float">
            <text:p>7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table:formula="of:=[.D103]*100" office:value-type="float" office:value="125" calcext:value-type="float">
            <text:p>125</text:p>
          </table:table-cell>
          <table:table-cell office:value-type="float" office:value="763" calcext:value-type="float">
            <text:p>763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table:formula="of:=[.D104]*100" office:value-type="float" office:value="150" calcext:value-type="float">
            <text:p>150</text:p>
          </table:table-cell>
          <table:table-cell office:value-type="float" office:value="816" calcext:value-type="float">
            <text:p>816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table:formula="of:=[.D105]*100" office:value-type="float" office:value="175" calcext:value-type="float">
            <text:p>175</text:p>
          </table:table-cell>
          <table:table-cell office:value-type="float" office:value="594" calcext:value-type="float">
            <text:p>594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table:formula="of:=[.D106]*100" office:value-type="float" office:value="200" calcext:value-type="float">
            <text:p>200</text:p>
          </table:table-cell>
          <table:table-cell office:value-type="float" office:value="706" calcext:value-type="float">
            <text:p>7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table:formula="of:=[.D107]*100" office:value-type="float" office:value="225" calcext:value-type="float">
            <text:p>225</text:p>
          </table:table-cell>
          <table:table-cell office:value-type="float" office:value="715" calcext:value-type="float">
            <text:p>715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table:formula="of:=[.D108]*100" office:value-type="float" office:value="250" calcext:value-type="float">
            <text:p>250</text:p>
          </table:table-cell>
          <table:table-cell office:value-type="float" office:value="776" calcext:value-type="float">
            <text:p>776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table:formula="of:=[.D109]*100" office:value-type="float" office:value="275" calcext:value-type="float">
            <text:p>275</text:p>
          </table:table-cell>
          <table:table-cell office:value-type="float" office:value="811" calcext:value-type="float">
            <text:p>811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table:formula="of:=[.D110]*100" office:value-type="float" office:value="300" calcext:value-type="float">
            <text:p>300</text:p>
          </table:table-cell>
          <table:table-cell office:value-type="float" office:value="1071" calcext:value-type="float">
            <text:p>10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table:formula="of:=[.D111]*100" office:value-type="float" office:value="325" calcext:value-type="float">
            <text:p>325</text:p>
          </table:table-cell>
          <table:table-cell office:value-type="float" office:value="901" calcext:value-type="float">
            <text:p>901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table:formula="of:=[.D112]*100" office:value-type="float" office:value="350" calcext:value-type="float">
            <text:p>350</text:p>
          </table:table-cell>
          <table:table-cell office:value-type="float" office:value="1322" calcext:value-type="float">
            <text:p>1322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table:formula="of:=[.D113]*100" office:value-type="float" office:value="375" calcext:value-type="float">
            <text:p>375</text:p>
          </table:table-cell>
          <table:table-cell office:value-type="float" office:value="958" calcext:value-type="float">
            <text:p>958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table:formula="of:=[.D114]*100" office:value-type="float" office:value="400" calcext:value-type="float">
            <text:p>400</text:p>
          </table:table-cell>
          <table:table-cell office:value-type="float" office:value="925" calcext:value-type="float">
            <text:p>9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table:formula="of:=[.D115]*100" office:value-type="float" office:value="425" calcext:value-type="float">
            <text:p>425</text:p>
          </table:table-cell>
          <table:table-cell office:value-type="float" office:value="1113" calcext:value-type="float">
            <text:p>1113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table:formula="of:=[.D116]*100" office:value-type="float" office:value="450" calcext:value-type="float">
            <text:p>450</text:p>
          </table:table-cell>
          <table:table-cell office:value-type="float" office:value="1179" calcext:value-type="float">
            <text:p>1179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table:formula="of:=[.D117]*100" office:value-type="float" office:value="475" calcext:value-type="float">
            <text:p>475</text:p>
          </table:table-cell>
          <table:table-cell office:value-type="float" office:value="821" calcext:value-type="float">
            <text:p>821</text:p>
          </table:table-cell>
          <table:table-cell office:value-type="float" office:value="4.75" calcext:value-type="float">
            <text:p>4.7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formula="of:=[.D118]*100" office:value-type="float" office:value="25" calcext:value-type="float">
            <text:p>25</text:p>
          </table:table-cell>
          <table:table-cell office:value-type="float" office:value="1569" calcext:value-type="float">
            <text:p>1569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formula="of:=[.D119]*100" office:value-type="float" office:value="50" calcext:value-type="float">
            <text:p>50</text:p>
          </table:table-cell>
          <table:table-cell office:value-type="float" office:value="806" calcext:value-type="float">
            <text:p>806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formula="of:=[.D120]*100" office:value-type="float" office:value="75" calcext:value-type="float">
            <text:p>75</text:p>
          </table:table-cell>
          <table:table-cell office:value-type="float" office:value="1085" calcext:value-type="float">
            <text:p>1085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formula="of:=[.D121]*100" office:value-type="float" office:value="100" calcext:value-type="float">
            <text:p>100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formula="of:=[.D122]*100" office:value-type="float" office:value="125" calcext:value-type="float">
            <text:p>125</text:p>
          </table:table-cell>
          <table:table-cell office:value-type="float" office:value="768" calcext:value-type="float">
            <text:p>768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formula="of:=[.D123]*100" office:value-type="float" office:value="150" calcext:value-type="float">
            <text:p>150</text:p>
          </table:table-cell>
          <table:table-cell office:value-type="float" office:value="744" calcext:value-type="float">
            <text:p>744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formula="of:=[.D124]*100" office:value-type="float" office:value="175" calcext:value-type="float">
            <text:p>175</text:p>
          </table:table-cell>
          <table:table-cell office:value-type="float" office:value="571" calcext:value-type="float">
            <text:p>571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formula="of:=[.D125]*100" office:value-type="float" office:value="200" calcext:value-type="float">
            <text:p>200</text:p>
          </table:table-cell>
          <table:table-cell office:value-type="float" office:value="844" calcext:value-type="float">
            <text:p>8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formula="of:=[.D126]*100" office:value-type="float" office:value="225" calcext:value-type="float">
            <text:p>225</text:p>
          </table:table-cell>
          <table:table-cell office:value-type="float" office:value="805" calcext:value-type="float">
            <text:p>805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formula="of:=[.D127]*100" office:value-type="float" office:value="250" calcext:value-type="float">
            <text:p>250</text:p>
          </table:table-cell>
          <table:table-cell office:value-type="float" office:value="823" calcext:value-type="float">
            <text:p>823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formula="of:=[.D128]*100" office:value-type="float" office:value="275" calcext:value-type="float">
            <text:p>275</text:p>
          </table:table-cell>
          <table:table-cell office:value-type="float" office:value="954" calcext:value-type="float">
            <text:p>954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formula="of:=[.D129]*100" office:value-type="float" office:value="300" calcext:value-type="float">
            <text:p>300</text:p>
          </table:table-cell>
          <table:table-cell office:value-type="float" office:value="682" calcext:value-type="float">
            <text:p>6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formula="of:=[.D130]*100" office:value-type="float" office:value="325" calcext:value-type="float">
            <text:p>325</text:p>
          </table:table-cell>
          <table:table-cell office:value-type="float" office:value="870" calcext:value-type="float">
            <text:p>870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formula="of:=[.D131]*100" office:value-type="float" office:value="350" calcext:value-type="float">
            <text:p>350</text:p>
          </table:table-cell>
          <table:table-cell office:value-type="float" office:value="1089" calcext:value-type="float">
            <text:p>1089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formula="of:=[.D132]*100" office:value-type="float" office:value="375" calcext:value-type="float">
            <text:p>375</text:p>
          </table:table-cell>
          <table:table-cell office:value-type="float" office:value="1041" calcext:value-type="float">
            <text:p>1041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formula="of:=[.D133]*100" office:value-type="float" office:value="400" calcext:value-type="float">
            <text:p>400</text:p>
          </table:table-cell>
          <table:table-cell office:value-type="float" office:value="1021" calcext:value-type="float">
            <text:p>10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formula="of:=[.D134]*100" office:value-type="float" office:value="425" calcext:value-type="float">
            <text:p>425</text:p>
          </table:table-cell>
          <table:table-cell office:value-type="float" office:value="887" calcext:value-type="float">
            <text:p>887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formula="of:=[.D135]*100" office:value-type="float" office:value="450" calcext:value-type="float">
            <text:p>450</text:p>
          </table:table-cell>
          <table:table-cell office:value-type="float" office:value="1181" calcext:value-type="float">
            <text:p>1181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formula="of:=[.D136]*100" office:value-type="float" office:value="475" calcext:value-type="float">
            <text:p>475</text:p>
          </table:table-cell>
          <table:table-cell office:value-type="float" office:value="1336" calcext:value-type="float">
            <text:p>1336</text:p>
          </table:table-cell>
          <table:table-cell office:value-type="float" office:value="4.75" calcext:value-type="float">
            <text:p>4.75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table:formula="of:=[.D137]*100" office:value-type="float" office:value="25" calcext:value-type="float">
            <text:p>25</text:p>
          </table:table-cell>
          <table:table-cell office:value-type="float" office:value="1491" calcext:value-type="float">
            <text:p>1491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table:formula="of:=[.D138]*100" office:value-type="float" office:value="50" calcext:value-type="float">
            <text:p>50</text:p>
          </table:table-cell>
          <table:table-cell office:value-type="float" office:value="762" calcext:value-type="float">
            <text:p>76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table:formula="of:=[.D139]*100" office:value-type="float" office:value="75" calcext:value-type="float">
            <text:p>75</text:p>
          </table:table-cell>
          <table:table-cell office:value-type="float" office:value="622" calcext:value-type="float">
            <text:p>622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table:formula="of:=[.D140]*100" office:value-type="float" office:value="100" calcext:value-type="float">
            <text:p>100</text:p>
          </table:table-cell>
          <table:table-cell office:value-type="float" office:value="666" calcext:value-type="float">
            <text:p>6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table:formula="of:=[.D141]*100" office:value-type="float" office:value="125" calcext:value-type="float">
            <text:p>125</text:p>
          </table:table-cell>
          <table:table-cell office:value-type="float" office:value="590" calcext:value-type="float">
            <text:p>590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table:formula="of:=[.D142]*100" office:value-type="float" office:value="150" calcext:value-type="float">
            <text:p>150</text:p>
          </table:table-cell>
          <table:table-cell office:value-type="float" office:value="737" calcext:value-type="float">
            <text:p>737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table:formula="of:=[.D143]*100" office:value-type="float" office:value="175" calcext:value-type="float">
            <text:p>175</text:p>
          </table:table-cell>
          <table:table-cell office:value-type="float" office:value="628" calcext:value-type="float">
            <text:p>628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table:formula="of:=[.D144]*100" office:value-type="float" office:value="200" calcext:value-type="float">
            <text:p>200</text:p>
          </table:table-cell>
          <table:table-cell office:value-type="float" office:value="866" calcext:value-type="float">
            <text:p>8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table:formula="of:=[.D145]*100" office:value-type="float" office:value="225" calcext:value-type="float">
            <text:p>225</text:p>
          </table:table-cell>
          <table:table-cell office:value-type="float" office:value="1069" calcext:value-type="float">
            <text:p>1069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table:formula="of:=[.D146]*100" office:value-type="float" office:value="250" calcext:value-type="float">
            <text:p>250</text:p>
          </table:table-cell>
          <table:table-cell office:value-type="float" office:value="782" calcext:value-type="float">
            <text:p>782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table:formula="of:=[.D147]*100" office:value-type="float" office:value="275" calcext:value-type="float">
            <text:p>275</text:p>
          </table:table-cell>
          <table:table-cell office:value-type="float" office:value="1043" calcext:value-type="float">
            <text:p>1043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table:formula="of:=[.D148]*100" office:value-type="float" office:value="300" calcext:value-type="float">
            <text:p>300</text:p>
          </table:table-cell>
          <table:table-cell office:value-type="float" office:value="826" calcext:value-type="float">
            <text:p>8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table:formula="of:=[.D149]*100" office:value-type="float" office:value="325" calcext:value-type="float">
            <text:p>325</text:p>
          </table:table-cell>
          <table:table-cell office:value-type="float" office:value="1127" calcext:value-type="float">
            <text:p>1127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table:formula="of:=[.D150]*100" office:value-type="float" office:value="350" calcext:value-type="float">
            <text:p>350</text:p>
          </table:table-cell>
          <table:table-cell office:value-type="float" office:value="1103" calcext:value-type="float">
            <text:p>1103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table:formula="of:=[.D151]*100" office:value-type="float" office:value="375" calcext:value-type="float">
            <text:p>375</text:p>
          </table:table-cell>
          <table:table-cell office:value-type="float" office:value="1050" calcext:value-type="float">
            <text:p>1050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table:formula="of:=[.D152]*100" office:value-type="float" office:value="400" calcext:value-type="float">
            <text:p>400</text:p>
          </table:table-cell>
          <table:table-cell office:value-type="float" office:value="1096" calcext:value-type="float">
            <text:p>109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table:formula="of:=[.D153]*100" office:value-type="float" office:value="425" calcext:value-type="float">
            <text:p>425</text:p>
          </table:table-cell>
          <table:table-cell office:value-type="float" office:value="1181" calcext:value-type="float">
            <text:p>1181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table:formula="of:=[.D154]*100" office:value-type="float" office:value="450" calcext:value-type="float">
            <text:p>450</text:p>
          </table:table-cell>
          <table:table-cell office:value-type="float" office:value="1097" calcext:value-type="float">
            <text:p>1097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table:formula="of:=[.D155]*100" office:value-type="float" office:value="475" calcext:value-type="float">
            <text:p>475</text:p>
          </table:table-cell>
          <table:table-cell office:value-type="float" office:value="1028" calcext:value-type="float">
            <text:p>1028</text:p>
          </table:table-cell>
          <table:table-cell office:value-type="float" office:value="4.75" calcext:value-type="float">
            <text:p>4.7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table:formula="of:=[.D156]*100" office:value-type="float" office:value="25" calcext:value-type="float">
            <text:p>25</text:p>
          </table:table-cell>
          <table:table-cell office:value-type="float" office:value="1195" calcext:value-type="float">
            <text:p>1195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table:formula="of:=[.D157]*100" office:value-type="float" office:value="50" calcext:value-type="float">
            <text:p>50</text:p>
          </table:table-cell>
          <table:table-cell office:value-type="float" office:value="743" calcext:value-type="float">
            <text:p>74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table:formula="of:=[.D158]*100" office:value-type="float" office:value="75" calcext:value-type="float">
            <text:p>75</text:p>
          </table:table-cell>
          <table:table-cell office:value-type="float" office:value="980" calcext:value-type="float">
            <text:p>980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table:formula="of:=[.D159]*100" office:value-type="float" office:value="100" calcext:value-type="float">
            <text:p>100</text:p>
          </table:table-cell>
          <table:table-cell office:value-type="float" office:value="662" calcext:value-type="float">
            <text:p>6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table:formula="of:=[.D160]*100" office:value-type="float" office:value="125" calcext:value-type="float">
            <text:p>125</text:p>
          </table:table-cell>
          <table:table-cell office:value-type="float" office:value="741" calcext:value-type="float">
            <text:p>741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table:formula="of:=[.D161]*100" office:value-type="float" office:value="150" calcext:value-type="float">
            <text:p>150</text:p>
          </table:table-cell>
          <table:table-cell office:value-type="float" office:value="593" calcext:value-type="float">
            <text:p>593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table:formula="of:=[.D162]*100" office:value-type="float" office:value="175" calcext:value-type="float">
            <text:p>175</text:p>
          </table:table-cell>
          <table:table-cell office:value-type="float" office:value="1119" calcext:value-type="float">
            <text:p>1119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table:formula="of:=[.D163]*100" office:value-type="float" office:value="200" calcext:value-type="float">
            <text:p>200</text:p>
          </table:table-cell>
          <table:table-cell office:value-type="float" office:value="921" calcext:value-type="float">
            <text:p>9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table:formula="of:=[.D164]*100" office:value-type="float" office:value="225" calcext:value-type="float">
            <text:p>225</text:p>
          </table:table-cell>
          <table:table-cell office:value-type="float" office:value="607" calcext:value-type="float">
            <text:p>607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table:formula="of:=[.D165]*100" office:value-type="float" office:value="250" calcext:value-type="float">
            <text:p>250</text:p>
          </table:table-cell>
          <table:table-cell office:value-type="float" office:value="770" calcext:value-type="float">
            <text:p>770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table:formula="of:=[.D166]*100" office:value-type="float" office:value="275" calcext:value-type="float">
            <text:p>275</text:p>
          </table:table-cell>
          <table:table-cell office:value-type="float" office:value="716" calcext:value-type="float">
            <text:p>716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table:formula="of:=[.D167]*100" office:value-type="float" office:value="300" calcext:value-type="float">
            <text:p>300</text:p>
          </table:table-cell>
          <table:table-cell office:value-type="float" office:value="878" calcext:value-type="float">
            <text:p>87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table:formula="of:=[.D168]*100" office:value-type="float" office:value="325" calcext:value-type="float">
            <text:p>325</text:p>
          </table:table-cell>
          <table:table-cell office:value-type="float" office:value="665" calcext:value-type="float">
            <text:p>665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table:formula="of:=[.D169]*100" office:value-type="float" office:value="350" calcext:value-type="float">
            <text:p>350</text:p>
          </table:table-cell>
          <table:table-cell office:value-type="float" office:value="1095" calcext:value-type="float">
            <text:p>1095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table:formula="of:=[.D170]*100" office:value-type="float" office:value="375" calcext:value-type="float">
            <text:p>375</text:p>
          </table:table-cell>
          <table:table-cell office:value-type="float" office:value="779" calcext:value-type="float">
            <text:p>779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table:formula="of:=[.D171]*100" office:value-type="float" office:value="400" calcext:value-type="float">
            <text:p>400</text:p>
          </table:table-cell>
          <table:table-cell office:value-type="float" office:value="827" calcext:value-type="float">
            <text:p>8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table:formula="of:=[.D172]*100" office:value-type="float" office:value="425" calcext:value-type="float">
            <text:p>425</text:p>
          </table:table-cell>
          <table:table-cell office:value-type="float" office:value="930" calcext:value-type="float">
            <text:p>930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table:formula="of:=[.D173]*100" office:value-type="float" office:value="450" calcext:value-type="float">
            <text:p>450</text:p>
          </table:table-cell>
          <table:table-cell office:value-type="float" office:value="1344" calcext:value-type="float">
            <text:p>1344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table:formula="of:=[.D174]*100" office:value-type="float" office:value="475" calcext:value-type="float">
            <text:p>475</text:p>
          </table:table-cell>
          <table:table-cell office:value-type="float" office:value="819" calcext:value-type="float">
            <text:p>819</text:p>
          </table:table-cell>
          <table:table-cell office:value-type="float" office:value="4.75" calcext:value-type="float">
            <text:p>4.75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table:formula="of:=[.D175]*100" office:value-type="float" office:value="25" calcext:value-type="float">
            <text:p>25</text:p>
          </table:table-cell>
          <table:table-cell office:value-type="float" office:value="1532" calcext:value-type="float">
            <text:p>1532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table:formula="of:=[.D176]*100" office:value-type="float" office:value="50" calcext:value-type="float">
            <text:p>50</text:p>
          </table:table-cell>
          <table:table-cell office:value-type="float" office:value="651" calcext:value-type="float">
            <text:p>65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table:formula="of:=[.D177]*100" office:value-type="float" office:value="75" calcext:value-type="float">
            <text:p>75</text:p>
          </table:table-cell>
          <table:table-cell office:value-type="float" office:value="1325" calcext:value-type="float">
            <text:p>1325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table:formula="of:=[.D178]*100" office:value-type="float" office:value="100" calcext:value-type="float">
            <text:p>100</text:p>
          </table:table-cell>
          <table:table-cell office:value-type="float" office:value="610" calcext:value-type="float">
            <text:p>6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table:formula="of:=[.D179]*100" office:value-type="float" office:value="125" calcext:value-type="float">
            <text:p>125</text:p>
          </table:table-cell>
          <table:table-cell office:value-type="float" office:value="823" calcext:value-type="float">
            <text:p>823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table:formula="of:=[.D180]*100" office:value-type="float" office:value="150" calcext:value-type="float">
            <text:p>150</text:p>
          </table:table-cell>
          <table:table-cell office:value-type="float" office:value="591" calcext:value-type="float">
            <text:p>591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table:formula="of:=[.D181]*100" office:value-type="float" office:value="175" calcext:value-type="float">
            <text:p>175</text:p>
          </table:table-cell>
          <table:table-cell office:value-type="float" office:value="784" calcext:value-type="float">
            <text:p>784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table:formula="of:=[.D182]*100" office:value-type="float" office:value="200" calcext:value-type="float">
            <text:p>200</text:p>
          </table:table-cell>
          <table:table-cell office:value-type="float" office:value="661" calcext:value-type="float">
            <text:p>6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table:formula="of:=[.D183]*100" office:value-type="float" office:value="225" calcext:value-type="float">
            <text:p>225</text:p>
          </table:table-cell>
          <table:table-cell office:value-type="float" office:value="600" calcext:value-type="float">
            <text:p>600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table:formula="of:=[.D184]*100" office:value-type="float" office:value="250" calcext:value-type="float">
            <text:p>250</text:p>
          </table:table-cell>
          <table:table-cell office:value-type="float" office:value="581" calcext:value-type="float">
            <text:p>581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table:formula="of:=[.D185]*100" office:value-type="float" office:value="275" calcext:value-type="float">
            <text:p>275</text:p>
          </table:table-cell>
          <table:table-cell office:value-type="float" office:value="684" calcext:value-type="float">
            <text:p>684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table:formula="of:=[.D186]*100" office:value-type="float" office:value="300" calcext:value-type="float">
            <text:p>300</text:p>
          </table:table-cell>
          <table:table-cell office:value-type="float" office:value="632" calcext:value-type="float">
            <text:p>6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table:formula="of:=[.D187]*100" office:value-type="float" office:value="325" calcext:value-type="float">
            <text:p>325</text:p>
          </table:table-cell>
          <table:table-cell office:value-type="float" office:value="721" calcext:value-type="float">
            <text:p>721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table:formula="of:=[.D188]*100" office:value-type="float" office:value="350" calcext:value-type="float">
            <text:p>350</text:p>
          </table:table-cell>
          <table:table-cell office:value-type="float" office:value="823" calcext:value-type="float">
            <text:p>823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table:formula="of:=[.D189]*100" office:value-type="float" office:value="375" calcext:value-type="float">
            <text:p>375</text:p>
          </table:table-cell>
          <table:table-cell office:value-type="float" office:value="800" calcext:value-type="float">
            <text:p>800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table:formula="of:=[.D190]*100" office:value-type="float" office:value="400" calcext:value-type="float">
            <text:p>400</text:p>
          </table:table-cell>
          <table:table-cell office:value-type="float" office:value="696" calcext:value-type="float">
            <text:p>69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table:formula="of:=[.D191]*100" office:value-type="float" office:value="425" calcext:value-type="float">
            <text:p>425</text:p>
          </table:table-cell>
          <table:table-cell office:value-type="float" office:value="931" calcext:value-type="float">
            <text:p>931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table:formula="of:=[.D192]*100" office:value-type="float" office:value="450" calcext:value-type="float">
            <text:p>450</text:p>
          </table:table-cell>
          <table:table-cell office:value-type="float" office:value="1058" calcext:value-type="float">
            <text:p>1058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table:formula="of:=[.D193]*100" office:value-type="float" office:value="475" calcext:value-type="float">
            <text:p>475</text:p>
          </table:table-cell>
          <table:table-cell office:value-type="float" office:value="1298" calcext:value-type="float">
            <text:p>1298</text:p>
          </table:table-cell>
          <table:table-cell office:value-type="float" office:value="4.75" calcext:value-type="float">
            <text:p>4.75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table:formula="of:=[.D194]*100" office:value-type="float" office:value="25" calcext:value-type="float">
            <text:p>25</text:p>
          </table:table-cell>
          <table:table-cell office:value-type="float" office:value="1718" calcext:value-type="float">
            <text:p>1718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table:formula="of:=[.D195]*100" office:value-type="float" office:value="50" calcext:value-type="float">
            <text:p>50</text:p>
          </table:table-cell>
          <table:table-cell office:value-type="float" office:value="1042" calcext:value-type="float">
            <text:p>104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table:formula="of:=[.D196]*100" office:value-type="float" office:value="75" calcext:value-type="float">
            <text:p>75</text:p>
          </table:table-cell>
          <table:table-cell office:value-type="float" office:value="611" calcext:value-type="float">
            <text:p>611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table:formula="of:=[.D197]*100" office:value-type="float" office:value="100" calcext:value-type="float">
            <text:p>100</text:p>
          </table:table-cell>
          <table:table-cell office:value-type="float" office:value="548" calcext:value-type="float">
            <text:p>5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table:formula="of:=[.D198]*100" office:value-type="float" office:value="125" calcext:value-type="float">
            <text:p>125</text:p>
          </table:table-cell>
          <table:table-cell office:value-type="float" office:value="725" calcext:value-type="float">
            <text:p>725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table:formula="of:=[.D199]*100" office:value-type="float" office:value="150" calcext:value-type="float">
            <text:p>150</text:p>
          </table:table-cell>
          <table:table-cell office:value-type="float" office:value="918" calcext:value-type="float">
            <text:p>918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table:formula="of:=[.D200]*100" office:value-type="float" office:value="175" calcext:value-type="float">
            <text:p>175</text:p>
          </table:table-cell>
          <table:table-cell office:value-type="float" office:value="694" calcext:value-type="float">
            <text:p>694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table:formula="of:=[.D201]*100" office:value-type="float" office:value="200" calcext:value-type="float">
            <text:p>200</text:p>
          </table:table-cell>
          <table:table-cell office:value-type="float" office:value="765" calcext:value-type="float">
            <text:p>7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table:formula="of:=[.D202]*100" office:value-type="float" office:value="225" calcext:value-type="float">
            <text:p>225</text:p>
          </table:table-cell>
          <table:table-cell office:value-type="float" office:value="681" calcext:value-type="float">
            <text:p>681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table:formula="of:=[.D203]*100" office:value-type="float" office:value="250" calcext:value-type="float">
            <text:p>250</text:p>
          </table:table-cell>
          <table:table-cell office:value-type="float" office:value="782" calcext:value-type="float">
            <text:p>782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table:formula="of:=[.D204]*100" office:value-type="float" office:value="275" calcext:value-type="float">
            <text:p>275</text:p>
          </table:table-cell>
          <table:table-cell office:value-type="float" office:value="960" calcext:value-type="float">
            <text:p>960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table:formula="of:=[.D205]*100" office:value-type="float" office:value="300" calcext:value-type="float">
            <text:p>300</text:p>
          </table:table-cell>
          <table:table-cell office:value-type="float" office:value="717" calcext:value-type="float">
            <text:p>7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table:formula="of:=[.D206]*100" office:value-type="float" office:value="325" calcext:value-type="float">
            <text:p>325</text:p>
          </table:table-cell>
          <table:table-cell office:value-type="float" office:value="1271" calcext:value-type="float">
            <text:p>1271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table:formula="of:=[.D207]*100" office:value-type="float" office:value="350" calcext:value-type="float">
            <text:p>350</text:p>
          </table:table-cell>
          <table:table-cell office:value-type="float" office:value="724" calcext:value-type="float">
            <text:p>724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table:formula="of:=[.D208]*100" office:value-type="float" office:value="375" calcext:value-type="float">
            <text:p>375</text:p>
          </table:table-cell>
          <table:table-cell office:value-type="float" office:value="641" calcext:value-type="float">
            <text:p>641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table:formula="of:=[.D209]*100" office:value-type="float" office:value="400" calcext:value-type="float">
            <text:p>400</text:p>
          </table:table-cell>
          <table:table-cell office:value-type="float" office:value="910" calcext:value-type="float">
            <text:p>9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table:formula="of:=[.D210]*100" office:value-type="float" office:value="425" calcext:value-type="float">
            <text:p>425</text:p>
          </table:table-cell>
          <table:table-cell office:value-type="float" office:value="836" calcext:value-type="float">
            <text:p>836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table:formula="of:=[.D211]*100" office:value-type="float" office:value="450" calcext:value-type="float">
            <text:p>450</text:p>
          </table:table-cell>
          <table:table-cell office:value-type="float" office:value="1147" calcext:value-type="float">
            <text:p>1147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table:formula="of:=[.D212]*100" office:value-type="float" office:value="475" calcext:value-type="float">
            <text:p>475</text:p>
          </table:table-cell>
          <table:table-cell office:value-type="float" office:value="896" calcext:value-type="float">
            <text:p>896</text:p>
          </table:table-cell>
          <table:table-cell office:value-type="float" office:value="4.75" calcext:value-type="float">
            <text:p>4.7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itialTemp</text:p>
          </table:table-cell>
          <table:table-cell office:value-type="string" calcext:value-type="string">
            <text:p>coolAmount</text:p>
          </table:table-cell>
          <table:table-cell office:value-type="string" calcext:value-type="string">
            <text:p>energy</text:p>
          </table:table-cell>
          <table:table-cell/>
        </table:table-row>
        <table:table-row table:style-name="ro1">
          <table:table-cell office:value-type="float" office:value="3000" calcext:value-type="float">
            <text:p>3000</text:p>
          </table:table-cell>
          <table:table-cell table:formula="of:=[.D215]*100" office:value-type="float" office:value="50" calcext:value-type="float">
            <text:p>50</text:p>
          </table:table-cell>
          <table:table-cell office:value-type="float" office:value="533" calcext:value-type="float">
            <text:p>53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table:formula="of:=[.D216]*100" office:value-type="float" office:value="100" calcext:value-type="float">
            <text:p>100</text:p>
          </table:table-cell>
          <table:table-cell office:value-type="float" office:value="548" calcext:value-type="float">
            <text:p>5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formula="of:=[.D217]*100" office:value-type="float" office:value="175" calcext:value-type="float">
            <text:p>175</text:p>
          </table:table-cell>
          <table:table-cell office:value-type="float" office:value="571" calcext:value-type="float">
            <text:p>571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table:formula="of:=[.D218]*100" office:value-type="float" office:value="250" calcext:value-type="float">
            <text:p>250</text:p>
          </table:table-cell>
          <table:table-cell office:value-type="float" office:value="581" calcext:value-type="float">
            <text:p>581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formula="of:=[.D219]*100" office:value-type="float" office:value="100" calcext:value-type="float">
            <text:p>100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table:formula="of:=[.D220]*100" office:value-type="float" office:value="125" calcext:value-type="float">
            <text:p>125</text:p>
          </table:table-cell>
          <table:table-cell office:value-type="float" office:value="590" calcext:value-type="float">
            <text:p>590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[.D221]*100"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table:formula="of:=[.D222]*100" office:value-type="float" office:value="150" calcext:value-type="float">
            <text:p>150</text:p>
          </table:table-cell>
          <table:table-cell office:value-type="float" office:value="591" calcext:value-type="float">
            <text:p>591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table:formula="of:=[.D223]*100" office:value-type="float" office:value="150" calcext:value-type="float">
            <text:p>150</text:p>
          </table:table-cell>
          <table:table-cell office:value-type="float" office:value="593" calcext:value-type="float">
            <text:p>593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table:formula="of:=[.D224]*100" office:value-type="float" office:value="175" calcext:value-type="float">
            <text:p>175</text:p>
          </table:table-cell>
          <table:table-cell office:value-type="float" office:value="594" calcext:value-type="float">
            <text:p>594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.D225]*100" office:value-type="float" office:value="50" calcext:value-type="float">
            <text:p>50</text:p>
          </table:table-cell>
          <table:table-cell office:value-type="float" office:value="598" calcext:value-type="float">
            <text:p>598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table:formula="of:=[.D226]*100" office:value-type="float" office:value="225" calcext:value-type="float">
            <text:p>225</text:p>
          </table:table-cell>
          <table:table-cell office:value-type="float" office:value="600" calcext:value-type="float">
            <text:p>600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table:formula="of:=[.D227]*100" office:value-type="float" office:value="225" calcext:value-type="float">
            <text:p>225</text:p>
          </table:table-cell>
          <table:table-cell office:value-type="float" office:value="607" calcext:value-type="float">
            <text:p>607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table:formula="of:=[.D228]*100" office:value-type="float" office:value="100" calcext:value-type="float">
            <text:p>100</text:p>
          </table:table-cell>
          <table:table-cell office:value-type="float" office:value="610" calcext:value-type="float">
            <text:p>6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table:formula="of:=[.D229]*100" office:value-type="float" office:value="75" calcext:value-type="float">
            <text:p>75</text:p>
          </table:table-cell>
          <table:table-cell office:value-type="float" office:value="611" calcext:value-type="float">
            <text:p>611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table:formula="of:=[.D230]*100" office:value-type="float" office:value="75" calcext:value-type="float">
            <text:p>75</text:p>
          </table:table-cell>
          <table:table-cell office:value-type="float" office:value="622" calcext:value-type="float">
            <text:p>622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D231]*100" office:value-type="float" office:value="100" calcext:value-type="float">
            <text:p>100</text:p>
          </table:table-cell>
          <table:table-cell office:value-type="float" office:value="625" calcext:value-type="float">
            <text:p>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table:formula="of:=[.D232]*100" office:value-type="float" office:value="175" calcext:value-type="float">
            <text:p>175</text:p>
          </table:table-cell>
          <table:table-cell office:value-type="float" office:value="628" calcext:value-type="float">
            <text:p>628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table:formula="of:=[.D233]*100" office:value-type="float" office:value="300" calcext:value-type="float">
            <text:p>300</text:p>
          </table:table-cell>
          <table:table-cell office:value-type="float" office:value="632" calcext:value-type="float">
            <text:p>6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table:formula="of:=[.D234]*100" office:value-type="float" office:value="75" calcext:value-type="float">
            <text:p>75</text:p>
          </table:table-cell>
          <table:table-cell office:value-type="float" office:value="633" calcext:value-type="float">
            <text:p>633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table:formula="of:=[.D235]*100" office:value-type="float" office:value="125" calcext:value-type="float">
            <text:p>125</text:p>
          </table:table-cell>
          <table:table-cell office:value-type="float" office:value="636" calcext:value-type="float">
            <text:p>636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table:formula="of:=[.D236]*100" office:value-type="float" office:value="375" calcext:value-type="float">
            <text:p>375</text:p>
          </table:table-cell>
          <table:table-cell office:value-type="float" office:value="641" calcext:value-type="float">
            <text:p>641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table:formula="of:=[.D237]*100" office:value-type="float" office:value="100" calcext:value-type="float">
            <text:p>100</text:p>
          </table:table-cell>
          <table:table-cell office:value-type="float" office:value="650" calcext:value-type="float">
            <text:p>6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table:formula="of:=[.D238]*100" office:value-type="float" office:value="50" calcext:value-type="float">
            <text:p>50</text:p>
          </table:table-cell>
          <table:table-cell office:value-type="float" office:value="651" calcext:value-type="float">
            <text:p>65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table:formula="of:=[.D239]*100" office:value-type="float" office:value="200" calcext:value-type="float">
            <text:p>200</text:p>
          </table:table-cell>
          <table:table-cell office:value-type="float" office:value="661" calcext:value-type="float">
            <text:p>6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table:formula="of:=[.D240]*100" office:value-type="float" office:value="100" calcext:value-type="float">
            <text:p>100</text:p>
          </table:table-cell>
          <table:table-cell office:value-type="float" office:value="662" calcext:value-type="float">
            <text:p>6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table:formula="of:=[.D241]*100" office:value-type="float" office:value="325" calcext:value-type="float">
            <text:p>325</text:p>
          </table:table-cell>
          <table:table-cell office:value-type="float" office:value="665" calcext:value-type="float">
            <text:p>665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table:formula="of:=[.D242]*100" office:value-type="float" office:value="100" calcext:value-type="float">
            <text:p>100</text:p>
          </table:table-cell>
          <table:table-cell office:value-type="float" office:value="666" calcext:value-type="float">
            <text:p>6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table:formula="of:=[.D243]*100" office:value-type="float" office:value="225" calcext:value-type="float">
            <text:p>225</text:p>
          </table:table-cell>
          <table:table-cell office:value-type="float" office:value="681" calcext:value-type="float">
            <text:p>681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formula="of:=[.D244]*100" office:value-type="float" office:value="300" calcext:value-type="float">
            <text:p>300</text:p>
          </table:table-cell>
          <table:table-cell office:value-type="float" office:value="682" calcext:value-type="float">
            <text:p>6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table:formula="of:=[.D245]*100" office:value-type="float" office:value="275" calcext:value-type="float">
            <text:p>275</text:p>
          </table:table-cell>
          <table:table-cell office:value-type="float" office:value="684" calcext:value-type="float">
            <text:p>684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table:formula="of:=[.D246]*100" office:value-type="float" office:value="75" calcext:value-type="float">
            <text:p>75</text:p>
          </table:table-cell>
          <table:table-cell office:value-type="float" office:value="685" calcext:value-type="float">
            <text:p>685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table:formula="of:=[.D247]*100" office:value-type="float" office:value="175" calcext:value-type="float">
            <text:p>175</text:p>
          </table:table-cell>
          <table:table-cell office:value-type="float" office:value="694" calcext:value-type="float">
            <text:p>694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table:formula="of:=[.D248]*100" office:value-type="float" office:value="400" calcext:value-type="float">
            <text:p>400</text:p>
          </table:table-cell>
          <table:table-cell office:value-type="float" office:value="696" calcext:value-type="float">
            <text:p>69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table:formula="of:=[.D249]*100" office:value-type="float" office:value="200" calcext:value-type="float">
            <text:p>200</text:p>
          </table:table-cell>
          <table:table-cell office:value-type="float" office:value="706" calcext:value-type="float">
            <text:p>7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table:formula="of:=[.D250]*100" office:value-type="float" office:value="225" calcext:value-type="float">
            <text:p>225</text:p>
          </table:table-cell>
          <table:table-cell office:value-type="float" office:value="715" calcext:value-type="float">
            <text:p>715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table:formula="of:=[.D251]*100" office:value-type="float" office:value="275" calcext:value-type="float">
            <text:p>275</text:p>
          </table:table-cell>
          <table:table-cell office:value-type="float" office:value="716" calcext:value-type="float">
            <text:p>716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table:formula="of:=[.D252]*100" office:value-type="float" office:value="300" calcext:value-type="float">
            <text:p>300</text:p>
          </table:table-cell>
          <table:table-cell office:value-type="float" office:value="717" calcext:value-type="float">
            <text:p>7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table:formula="of:=[.D253]*100" office:value-type="float" office:value="200" calcext:value-type="float">
            <text:p>200</text:p>
          </table:table-cell>
          <table:table-cell office:value-type="float" office:value="719" calcext:value-type="float">
            <text:p>7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table:formula="of:=[.D254]*100" office:value-type="float" office:value="325" calcext:value-type="float">
            <text:p>325</text:p>
          </table:table-cell>
          <table:table-cell office:value-type="float" office:value="721" calcext:value-type="float">
            <text:p>721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table:formula="of:=[.D255]*100" office:value-type="float" office:value="350" calcext:value-type="float">
            <text:p>350</text:p>
          </table:table-cell>
          <table:table-cell office:value-type="float" office:value="724" calcext:value-type="float">
            <text:p>724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table:formula="of:=[.D256]*100" office:value-type="float" office:value="125" calcext:value-type="float">
            <text:p>125</text:p>
          </table:table-cell>
          <table:table-cell office:value-type="float" office:value="725" calcext:value-type="float">
            <text:p>725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table:formula="of:=[.D257]*100" office:value-type="float" office:value="100" calcext:value-type="float">
            <text:p>100</text:p>
          </table:table-cell>
          <table:table-cell office:value-type="float" office:value="727" calcext:value-type="float">
            <text:p>7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table:formula="of:=[.D258]*100" office:value-type="float" office:value="50" calcext:value-type="float">
            <text:p>50</text:p>
          </table:table-cell>
          <table:table-cell office:value-type="float" office:value="737" calcext:value-type="float">
            <text:p>73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table:formula="of:=[.D259]*100" office:value-type="float" office:value="150" calcext:value-type="float">
            <text:p>150</text:p>
          </table:table-cell>
          <table:table-cell office:value-type="float" office:value="737" calcext:value-type="float">
            <text:p>737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table:formula="of:=[.D260]*100" office:value-type="float" office:value="125" calcext:value-type="float">
            <text:p>125</text:p>
          </table:table-cell>
          <table:table-cell office:value-type="float" office:value="741" calcext:value-type="float">
            <text:p>741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table:formula="of:=[.D261]*100" office:value-type="float" office:value="175" calcext:value-type="float">
            <text:p>175</text:p>
          </table:table-cell>
          <table:table-cell office:value-type="float" office:value="743" calcext:value-type="float">
            <text:p>743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table:formula="of:=[.D262]*100" office:value-type="float" office:value="50" calcext:value-type="float">
            <text:p>50</text:p>
          </table:table-cell>
          <table:table-cell office:value-type="float" office:value="743" calcext:value-type="float">
            <text:p>74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formula="of:=[.D263]*100" office:value-type="float" office:value="150" calcext:value-type="float">
            <text:p>150</text:p>
          </table:table-cell>
          <table:table-cell office:value-type="float" office:value="744" calcext:value-type="float">
            <text:p>744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.D264]*100" office:value-type="float" office:value="100" calcext:value-type="float">
            <text:p>100</text:p>
          </table:table-cell>
          <table:table-cell office:value-type="float" office:value="745" calcext:value-type="float">
            <text:p>7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table:formula="of:=[.D265]*100" office:value-type="float" office:value="100" calcext:value-type="float">
            <text:p>100</text:p>
          </table:table-cell>
          <table:table-cell office:value-type="float" office:value="745" calcext:value-type="float">
            <text:p>7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.D266]*100" office:value-type="float" office:value="125" calcext:value-type="float">
            <text:p>125</text:p>
          </table:table-cell>
          <table:table-cell office:value-type="float" office:value="758" calcext:value-type="float">
            <text:p>758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table:formula="of:=[.D267]*100" office:value-type="float" office:value="50" calcext:value-type="float">
            <text:p>50</text:p>
          </table:table-cell>
          <table:table-cell office:value-type="float" office:value="762" calcext:value-type="float">
            <text:p>76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table:formula="of:=[.D268]*100" office:value-type="float" office:value="125" calcext:value-type="float">
            <text:p>125</text:p>
          </table:table-cell>
          <table:table-cell office:value-type="float" office:value="763" calcext:value-type="float">
            <text:p>763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table:formula="of:=[.D269]*100" office:value-type="float" office:value="200" calcext:value-type="float">
            <text:p>200</text:p>
          </table:table-cell>
          <table:table-cell office:value-type="float" office:value="765" calcext:value-type="float">
            <text:p>7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formula="of:=[.D270]*100" office:value-type="float" office:value="125" calcext:value-type="float">
            <text:p>125</text:p>
          </table:table-cell>
          <table:table-cell office:value-type="float" office:value="768" calcext:value-type="float">
            <text:p>768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table:formula="of:=[.D271]*100" office:value-type="float" office:value="250" calcext:value-type="float">
            <text:p>250</text:p>
          </table:table-cell>
          <table:table-cell office:value-type="float" office:value="770" calcext:value-type="float">
            <text:p>770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table:formula="of:=[.D272]*100" office:value-type="float" office:value="250" calcext:value-type="float">
            <text:p>250</text:p>
          </table:table-cell>
          <table:table-cell office:value-type="float" office:value="776" calcext:value-type="float">
            <text:p>776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table:formula="of:=[.D273]*100" office:value-type="float" office:value="375" calcext:value-type="float">
            <text:p>375</text:p>
          </table:table-cell>
          <table:table-cell office:value-type="float" office:value="779" calcext:value-type="float">
            <text:p>779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table:formula="of:=[.D274]*100" office:value-type="float" office:value="250" calcext:value-type="float">
            <text:p>250</text:p>
          </table:table-cell>
          <table:table-cell office:value-type="float" office:value="782" calcext:value-type="float">
            <text:p>782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table:formula="of:=[.D275]*100" office:value-type="float" office:value="250" calcext:value-type="float">
            <text:p>250</text:p>
          </table:table-cell>
          <table:table-cell office:value-type="float" office:value="782" calcext:value-type="float">
            <text:p>782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table:formula="of:=[.D276]*100" office:value-type="float" office:value="175" calcext:value-type="float">
            <text:p>175</text:p>
          </table:table-cell>
          <table:table-cell office:value-type="float" office:value="784" calcext:value-type="float">
            <text:p>784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table:formula="of:=[.D277]*100" office:value-type="float" office:value="50" calcext:value-type="float">
            <text:p>50</text:p>
          </table:table-cell>
          <table:table-cell office:value-type="float" office:value="792" calcext:value-type="float">
            <text:p>79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table:formula="of:=[.D278]*100" office:value-type="float" office:value="375" calcext:value-type="float">
            <text:p>375</text:p>
          </table:table-cell>
          <table:table-cell office:value-type="float" office:value="800" calcext:value-type="float">
            <text:p>800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formula="of:=[.D279]*100" office:value-type="float" office:value="225" calcext:value-type="float">
            <text:p>225</text:p>
          </table:table-cell>
          <table:table-cell office:value-type="float" office:value="805" calcext:value-type="float">
            <text:p>805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formula="of:=[.D280]*100" office:value-type="float" office:value="50" calcext:value-type="float">
            <text:p>50</text:p>
          </table:table-cell>
          <table:table-cell office:value-type="float" office:value="806" calcext:value-type="float">
            <text:p>806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table:formula="of:=[.D281]*100" office:value-type="float" office:value="275" calcext:value-type="float">
            <text:p>275</text:p>
          </table:table-cell>
          <table:table-cell office:value-type="float" office:value="811" calcext:value-type="float">
            <text:p>811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table:formula="of:=[.D282]*100" office:value-type="float" office:value="150" calcext:value-type="float">
            <text:p>150</text:p>
          </table:table-cell>
          <table:table-cell office:value-type="float" office:value="815" calcext:value-type="float">
            <text:p>815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table:formula="of:=[.D283]*100" office:value-type="float" office:value="150" calcext:value-type="float">
            <text:p>150</text:p>
          </table:table-cell>
          <table:table-cell office:value-type="float" office:value="816" calcext:value-type="float">
            <text:p>816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table:formula="of:=[.D284]*100" office:value-type="float" office:value="475" calcext:value-type="float">
            <text:p>475</text:p>
          </table:table-cell>
          <table:table-cell office:value-type="float" office:value="819" calcext:value-type="float">
            <text:p>819</text:p>
          </table:table-cell>
          <table:table-cell office:value-type="float" office:value="4.75" calcext:value-type="float">
            <text:p>4.75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table:formula="of:=[.D285]*100" office:value-type="float" office:value="475" calcext:value-type="float">
            <text:p>475</text:p>
          </table:table-cell>
          <table:table-cell office:value-type="float" office:value="821" calcext:value-type="float">
            <text:p>821</text:p>
          </table:table-cell>
          <table:table-cell office:value-type="float" office:value="4.75" calcext:value-type="float">
            <text:p>4.7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formula="of:=[.D286]*100" office:value-type="float" office:value="250" calcext:value-type="float">
            <text:p>250</text:p>
          </table:table-cell>
          <table:table-cell office:value-type="float" office:value="823" calcext:value-type="float">
            <text:p>823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table:formula="of:=[.D287]*100" office:value-type="float" office:value="125" calcext:value-type="float">
            <text:p>125</text:p>
          </table:table-cell>
          <table:table-cell office:value-type="float" office:value="823" calcext:value-type="float">
            <text:p>823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table:formula="of:=[.D288]*100" office:value-type="float" office:value="350" calcext:value-type="float">
            <text:p>350</text:p>
          </table:table-cell>
          <table:table-cell office:value-type="float" office:value="823" calcext:value-type="float">
            <text:p>823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table:formula="of:=[.D289]*100" office:value-type="float" office:value="300" calcext:value-type="float">
            <text:p>300</text:p>
          </table:table-cell>
          <table:table-cell office:value-type="float" office:value="826" calcext:value-type="float">
            <text:p>8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table:formula="of:=[.D290]*100" office:value-type="float" office:value="400" calcext:value-type="float">
            <text:p>400</text:p>
          </table:table-cell>
          <table:table-cell office:value-type="float" office:value="827" calcext:value-type="float">
            <text:p>8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table:formula="of:=[.D291]*100" office:value-type="float" office:value="425" calcext:value-type="float">
            <text:p>425</text:p>
          </table:table-cell>
          <table:table-cell office:value-type="float" office:value="836" calcext:value-type="float">
            <text:p>836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formula="of:=[.D292]*100" office:value-type="float" office:value="200" calcext:value-type="float">
            <text:p>200</text:p>
          </table:table-cell>
          <table:table-cell office:value-type="float" office:value="844" calcext:value-type="float">
            <text:p>8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[.D293]*100" office:value-type="float" office:value="75" calcext:value-type="float">
            <text:p>75</text:p>
          </table:table-cell>
          <table:table-cell office:value-type="float" office:value="847" calcext:value-type="float">
            <text:p>847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table:formula="of:=[.D294]*100" office:value-type="float" office:value="200" calcext:value-type="float">
            <text:p>200</text:p>
          </table:table-cell>
          <table:table-cell office:value-type="float" office:value="866" calcext:value-type="float">
            <text:p>8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formula="of:=[.D295]*100" office:value-type="float" office:value="325" calcext:value-type="float">
            <text:p>325</text:p>
          </table:table-cell>
          <table:table-cell office:value-type="float" office:value="870" calcext:value-type="float">
            <text:p>870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table:formula="of:=[.D296]*100" office:value-type="float" office:value="250" calcext:value-type="float">
            <text:p>250</text:p>
          </table:table-cell>
          <table:table-cell office:value-type="float" office:value="873" calcext:value-type="float">
            <text:p>873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table:formula="of:=[.D297]*100" office:value-type="float" office:value="25" calcext:value-type="float">
            <text:p>25</text:p>
          </table:table-cell>
          <table:table-cell office:value-type="float" office:value="873" calcext:value-type="float">
            <text:p>873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table:formula="of:=[.D298]*100" office:value-type="float" office:value="300" calcext:value-type="float">
            <text:p>300</text:p>
          </table:table-cell>
          <table:table-cell office:value-type="float" office:value="878" calcext:value-type="float">
            <text:p>87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table:formula="of:=[.D299]*100" office:value-type="float" office:value="200" calcext:value-type="float">
            <text:p>200</text:p>
          </table:table-cell>
          <table:table-cell office:value-type="float" office:value="885" calcext:value-type="float">
            <text:p>8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formula="of:=[.D300]*100" office:value-type="float" office:value="425" calcext:value-type="float">
            <text:p>425</text:p>
          </table:table-cell>
          <table:table-cell office:value-type="float" office:value="887" calcext:value-type="float">
            <text:p>887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table:formula="of:=[.D301]*100" office:value-type="float" office:value="475" calcext:value-type="float">
            <text:p>475</text:p>
          </table:table-cell>
          <table:table-cell office:value-type="float" office:value="896" calcext:value-type="float">
            <text:p>896</text:p>
          </table:table-cell>
          <table:table-cell office:value-type="float" office:value="4.75" calcext:value-type="float">
            <text:p>4.75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table:formula="of:=[.D302]*100" office:value-type="float" office:value="325" calcext:value-type="float">
            <text:p>325</text:p>
          </table:table-cell>
          <table:table-cell office:value-type="float" office:value="901" calcext:value-type="float">
            <text:p>901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table:formula="of:=[.D303]*100" office:value-type="float" office:value="150" calcext:value-type="float">
            <text:p>150</text:p>
          </table:table-cell>
          <table:table-cell office:value-type="float" office:value="903" calcext:value-type="float">
            <text:p>903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table:formula="of:=[.D304]*100" office:value-type="float" office:value="125" calcext:value-type="float">
            <text:p>125</text:p>
          </table:table-cell>
          <table:table-cell office:value-type="float" office:value="907" calcext:value-type="float">
            <text:p>907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table:formula="of:=[.D305]*100" office:value-type="float" office:value="400" calcext:value-type="float">
            <text:p>400</text:p>
          </table:table-cell>
          <table:table-cell office:value-type="float" office:value="910" calcext:value-type="float">
            <text:p>9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table:formula="of:=[.D306]*100" office:value-type="float" office:value="150" calcext:value-type="float">
            <text:p>150</text:p>
          </table:table-cell>
          <table:table-cell office:value-type="float" office:value="918" calcext:value-type="float">
            <text:p>918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table:formula="of:=[.D307]*100" office:value-type="float" office:value="200" calcext:value-type="float">
            <text:p>200</text:p>
          </table:table-cell>
          <table:table-cell office:value-type="float" office:value="921" calcext:value-type="float">
            <text:p>9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table:formula="of:=[.D308]*100" office:value-type="float" office:value="400" calcext:value-type="float">
            <text:p>400</text:p>
          </table:table-cell>
          <table:table-cell office:value-type="float" office:value="925" calcext:value-type="float">
            <text:p>9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table:formula="of:=[.D309]*100" office:value-type="float" office:value="425" calcext:value-type="float">
            <text:p>425</text:p>
          </table:table-cell>
          <table:table-cell office:value-type="float" office:value="930" calcext:value-type="float">
            <text:p>930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table:formula="of:=[.D310]*100" office:value-type="float" office:value="425" calcext:value-type="float">
            <text:p>425</text:p>
          </table:table-cell>
          <table:table-cell office:value-type="float" office:value="931" calcext:value-type="float">
            <text:p>931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formula="of:=[.D311]*100" office:value-type="float" office:value="275" calcext:value-type="float">
            <text:p>275</text:p>
          </table:table-cell>
          <table:table-cell office:value-type="float" office:value="954" calcext:value-type="float">
            <text:p>954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table:formula="of:=[.D312]*100" office:value-type="float" office:value="375" calcext:value-type="float">
            <text:p>375</text:p>
          </table:table-cell>
          <table:table-cell office:value-type="float" office:value="958" calcext:value-type="float">
            <text:p>958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table:formula="of:=[.D313]*100" office:value-type="float" office:value="250" calcext:value-type="float">
            <text:p>250</text:p>
          </table:table-cell>
          <table:table-cell office:value-type="float" office:value="959" calcext:value-type="float">
            <text:p>959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table:formula="of:=[.D314]*100" office:value-type="float" office:value="275" calcext:value-type="float">
            <text:p>275</text:p>
          </table:table-cell>
          <table:table-cell office:value-type="float" office:value="960" calcext:value-type="float">
            <text:p>960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.D315]*100" office:value-type="float" office:value="175" calcext:value-type="float">
            <text:p>175</text:p>
          </table:table-cell>
          <table:table-cell office:value-type="float" office:value="966" calcext:value-type="float">
            <text:p>966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D316]*100" office:value-type="float" office:value="50" calcext:value-type="float">
            <text:p>50</text:p>
          </table:table-cell>
          <table:table-cell office:value-type="float" office:value="974" calcext:value-type="float">
            <text:p>974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table:formula="of:=[.D317]*100" office:value-type="float" office:value="75" calcext:value-type="float">
            <text:p>75</text:p>
          </table:table-cell>
          <table:table-cell office:value-type="float" office:value="980" calcext:value-type="float">
            <text:p>980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.D318]*100" office:value-type="float" office:value="200" calcext:value-type="float">
            <text:p>200</text:p>
          </table:table-cell>
          <table:table-cell office:value-type="float" office:value="1012" calcext:value-type="float">
            <text:p>10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[.D319]*100" office:value-type="float" office:value="100" calcext:value-type="float">
            <text:p>100</text:p>
          </table:table-cell>
          <table:table-cell office:value-type="float" office:value="1021" calcext:value-type="float">
            <text:p>10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.D320]*100" office:value-type="float" office:value="75" calcext:value-type="float">
            <text:p>75</text:p>
          </table:table-cell>
          <table:table-cell office:value-type="float" office:value="1021" calcext:value-type="float">
            <text:p>1021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formula="of:=[.D321]*100" office:value-type="float" office:value="400" calcext:value-type="float">
            <text:p>400</text:p>
          </table:table-cell>
          <table:table-cell office:value-type="float" office:value="1021" calcext:value-type="float">
            <text:p>10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table:formula="of:=[.D322]*100" office:value-type="float" office:value="475" calcext:value-type="float">
            <text:p>475</text:p>
          </table:table-cell>
          <table:table-cell office:value-type="float" office:value="1028" calcext:value-type="float">
            <text:p>1028</text:p>
          </table:table-cell>
          <table:table-cell office:value-type="float" office:value="4.75" calcext:value-type="float">
            <text:p>4.7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table:formula="of:=[.D323]*100" office:value-type="float" office:value="300" calcext:value-type="float">
            <text:p>300</text:p>
          </table:table-cell>
          <table:table-cell office:value-type="float" office:value="1034" calcext:value-type="float">
            <text:p>10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formula="of:=[.D324]*100" office:value-type="float" office:value="375" calcext:value-type="float">
            <text:p>375</text:p>
          </table:table-cell>
          <table:table-cell office:value-type="float" office:value="1041" calcext:value-type="float">
            <text:p>1041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table:formula="of:=[.D325]*100" office:value-type="float" office:value="50" calcext:value-type="float">
            <text:p>50</text:p>
          </table:table-cell>
          <table:table-cell office:value-type="float" office:value="1042" calcext:value-type="float">
            <text:p>104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table:formula="of:=[.D326]*100" office:value-type="float" office:value="275" calcext:value-type="float">
            <text:p>275</text:p>
          </table:table-cell>
          <table:table-cell office:value-type="float" office:value="1043" calcext:value-type="float">
            <text:p>1043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table:formula="of:=[.D327]*100" office:value-type="float" office:value="375" calcext:value-type="float">
            <text:p>375</text:p>
          </table:table-cell>
          <table:table-cell office:value-type="float" office:value="1050" calcext:value-type="float">
            <text:p>1050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table:formula="of:=[.D328]*100" office:value-type="float" office:value="275" calcext:value-type="float">
            <text:p>275</text:p>
          </table:table-cell>
          <table:table-cell office:value-type="float" office:value="1052" calcext:value-type="float">
            <text:p>1052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table:formula="of:=[.D329]*100" office:value-type="float" office:value="225" calcext:value-type="float">
            <text:p>225</text:p>
          </table:table-cell>
          <table:table-cell office:value-type="float" office:value="1053" calcext:value-type="float">
            <text:p>1053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table:formula="of:=[.D330]*100" office:value-type="float" office:value="450" calcext:value-type="float">
            <text:p>450</text:p>
          </table:table-cell>
          <table:table-cell office:value-type="float" office:value="1058" calcext:value-type="float">
            <text:p>1058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table:formula="of:=[.D331]*100" office:value-type="float" office:value="325" calcext:value-type="float">
            <text:p>325</text:p>
          </table:table-cell>
          <table:table-cell office:value-type="float" office:value="1060" calcext:value-type="float">
            <text:p>1060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.D332]*100" office:value-type="float" office:value="150" calcext:value-type="float">
            <text:p>150</text:p>
          </table:table-cell>
          <table:table-cell office:value-type="float" office:value="1062" calcext:value-type="float">
            <text:p>1062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table:formula="of:=[.D333]*100" office:value-type="float" office:value="225" calcext:value-type="float">
            <text:p>225</text:p>
          </table:table-cell>
          <table:table-cell office:value-type="float" office:value="1069" calcext:value-type="float">
            <text:p>1069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table:formula="of:=[.D334]*100" office:value-type="float" office:value="300" calcext:value-type="float">
            <text:p>300</text:p>
          </table:table-cell>
          <table:table-cell office:value-type="float" office:value="1070" calcext:value-type="float">
            <text:p>107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table:formula="of:=[.D335]*100" office:value-type="float" office:value="300" calcext:value-type="float">
            <text:p>300</text:p>
          </table:table-cell>
          <table:table-cell office:value-type="float" office:value="1071" calcext:value-type="float">
            <text:p>10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.D336]*100" office:value-type="float" office:value="225" calcext:value-type="float">
            <text:p>225</text:p>
          </table:table-cell>
          <table:table-cell office:value-type="float" office:value="1080" calcext:value-type="float">
            <text:p>1080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formula="of:=[.D337]*100" office:value-type="float" office:value="75" calcext:value-type="float">
            <text:p>75</text:p>
          </table:table-cell>
          <table:table-cell office:value-type="float" office:value="1085" calcext:value-type="float">
            <text:p>1085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formula="of:=[.D338]*100" office:value-type="float" office:value="350" calcext:value-type="float">
            <text:p>350</text:p>
          </table:table-cell>
          <table:table-cell office:value-type="float" office:value="1089" calcext:value-type="float">
            <text:p>1089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table:formula="of:=[.D339]*100" office:value-type="float" office:value="350" calcext:value-type="float">
            <text:p>350</text:p>
          </table:table-cell>
          <table:table-cell office:value-type="float" office:value="1095" calcext:value-type="float">
            <text:p>1095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table:formula="of:=[.D340]*100" office:value-type="float" office:value="400" calcext:value-type="float">
            <text:p>400</text:p>
          </table:table-cell>
          <table:table-cell office:value-type="float" office:value="1096" calcext:value-type="float">
            <text:p>109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table:formula="of:=[.D341]*100" office:value-type="float" office:value="450" calcext:value-type="float">
            <text:p>450</text:p>
          </table:table-cell>
          <table:table-cell office:value-type="float" office:value="1097" calcext:value-type="float">
            <text:p>1097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table:formula="of:=[.D342]*100" office:value-type="float" office:value="350" calcext:value-type="float">
            <text:p>350</text:p>
          </table:table-cell>
          <table:table-cell office:value-type="float" office:value="1103" calcext:value-type="float">
            <text:p>1103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table:formula="of:=[.D343]*100" office:value-type="float" office:value="425" calcext:value-type="float">
            <text:p>425</text:p>
          </table:table-cell>
          <table:table-cell office:value-type="float" office:value="1113" calcext:value-type="float">
            <text:p>1113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table:formula="of:=[.D344]*100" office:value-type="float" office:value="175" calcext:value-type="float">
            <text:p>175</text:p>
          </table:table-cell>
          <table:table-cell office:value-type="float" office:value="1119" calcext:value-type="float">
            <text:p>1119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table:formula="of:=[.D345]*100" office:value-type="float" office:value="325" calcext:value-type="float">
            <text:p>325</text:p>
          </table:table-cell>
          <table:table-cell office:value-type="float" office:value="1127" calcext:value-type="float">
            <text:p>1127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[.D346]*100" office:value-type="float" office:value="125" calcext:value-type="float">
            <text:p>125</text:p>
          </table:table-cell>
          <table:table-cell office:value-type="float" office:value="1129" calcext:value-type="float">
            <text:p>1129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[.D347]*100" office:value-type="float" office:value="150" calcext:value-type="float">
            <text:p>150</text:p>
          </table:table-cell>
          <table:table-cell office:value-type="float" office:value="1136" calcext:value-type="float">
            <text:p>1136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D348]*100" office:value-type="float" office:value="150" calcext:value-type="float">
            <text:p>150</text:p>
          </table:table-cell>
          <table:table-cell office:value-type="float" office:value="1142" calcext:value-type="float">
            <text:p>1142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table:formula="of:=[.D349]*100" office:value-type="float" office:value="450" calcext:value-type="float">
            <text:p>450</text:p>
          </table:table-cell>
          <table:table-cell office:value-type="float" office:value="1147" calcext:value-type="float">
            <text:p>1147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D350]*100" office:value-type="float" office:value="125" calcext:value-type="float">
            <text:p>125</text:p>
          </table:table-cell>
          <table:table-cell office:value-type="float" office:value="1156" calcext:value-type="float">
            <text:p>1156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[.D351]*100" office:value-type="float" office:value="200" calcext:value-type="float">
            <text:p>200</text:p>
          </table:table-cell>
          <table:table-cell office:value-type="float" office:value="1161" calcext:value-type="float">
            <text:p>11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.D352]*100" office:value-type="float" office:value="275" calcext:value-type="float">
            <text:p>275</text:p>
          </table:table-cell>
          <table:table-cell office:value-type="float" office:value="1161" calcext:value-type="float">
            <text:p>1161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.D353]*100" office:value-type="float" office:value="250" calcext:value-type="float">
            <text:p>250</text:p>
          </table:table-cell>
          <table:table-cell office:value-type="float" office:value="1170" calcext:value-type="float">
            <text:p>1170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.D354]*100" office:value-type="float" office:value="25" calcext:value-type="float">
            <text:p>25</text:p>
          </table:table-cell>
          <table:table-cell office:value-type="float" office:value="1174" calcext:value-type="float">
            <text:p>1174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table:formula="of:=[.D355]*100" office:value-type="float" office:value="450" calcext:value-type="float">
            <text:p>450</text:p>
          </table:table-cell>
          <table:table-cell office:value-type="float" office:value="1179" calcext:value-type="float">
            <text:p>1179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formula="of:=[.D356]*100" office:value-type="float" office:value="450" calcext:value-type="float">
            <text:p>450</text:p>
          </table:table-cell>
          <table:table-cell office:value-type="float" office:value="1181" calcext:value-type="float">
            <text:p>1181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table:formula="of:=[.D357]*100" office:value-type="float" office:value="425" calcext:value-type="float">
            <text:p>425</text:p>
          </table:table-cell>
          <table:table-cell office:value-type="float" office:value="1181" calcext:value-type="float">
            <text:p>1181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table:formula="of:=[.D358]*100" office:value-type="float" office:value="25" calcext:value-type="float">
            <text:p>25</text:p>
          </table:table-cell>
          <table:table-cell office:value-type="float" office:value="1195" calcext:value-type="float">
            <text:p>1195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table:formula="of:=[.D359]*100" office:value-type="float" office:value="75" calcext:value-type="float">
            <text:p>75</text:p>
          </table:table-cell>
          <table:table-cell office:value-type="float" office:value="1214" calcext:value-type="float">
            <text:p>1214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[.D360]*100" office:value-type="float" office:value="25" calcext:value-type="float">
            <text:p>25</text:p>
          </table:table-cell>
          <table:table-cell office:value-type="float" office:value="1247" calcext:value-type="float">
            <text:p>1247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table:formula="of:=[.D361]*100" office:value-type="float" office:value="25" calcext:value-type="float">
            <text:p>25</text:p>
          </table:table-cell>
          <table:table-cell office:value-type="float" office:value="1264" calcext:value-type="float">
            <text:p>1264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table:formula="of:=[.D362]*100" office:value-type="float" office:value="375" calcext:value-type="float">
            <text:p>375</text:p>
          </table:table-cell>
          <table:table-cell office:value-type="float" office:value="1264" calcext:value-type="float">
            <text:p>1264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table:formula="of:=[.D363]*100" office:value-type="float" office:value="325" calcext:value-type="float">
            <text:p>325</text:p>
          </table:table-cell>
          <table:table-cell office:value-type="float" office:value="1271" calcext:value-type="float">
            <text:p>1271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table:formula="of:=[.D364]*100" office:value-type="float" office:value="175" calcext:value-type="float">
            <text:p>175</text:p>
          </table:table-cell>
          <table:table-cell office:value-type="float" office:value="1273" calcext:value-type="float">
            <text:p>1273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.D365]*100" office:value-type="float" office:value="300" calcext:value-type="float">
            <text:p>300</text:p>
          </table:table-cell>
          <table:table-cell office:value-type="float" office:value="1281" calcext:value-type="float">
            <text:p>128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table:formula="of:=[.D366]*100" office:value-type="float" office:value="450" calcext:value-type="float">
            <text:p>450</text:p>
          </table:table-cell>
          <table:table-cell office:value-type="float" office:value="1292" calcext:value-type="float">
            <text:p>1292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table:formula="of:=[.D367]*100" office:value-type="float" office:value="475" calcext:value-type="float">
            <text:p>475</text:p>
          </table:table-cell>
          <table:table-cell office:value-type="float" office:value="1298" calcext:value-type="float">
            <text:p>1298</text:p>
          </table:table-cell>
          <table:table-cell office:value-type="float" office:value="4.75" calcext:value-type="float">
            <text:p>4.75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table:formula="of:=[.D368]*100" office:value-type="float" office:value="425" calcext:value-type="float">
            <text:p>425</text:p>
          </table:table-cell>
          <table:table-cell office:value-type="float" office:value="1320" calcext:value-type="float">
            <text:p>1320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table:formula="of:=[.D369]*100" office:value-type="float" office:value="350" calcext:value-type="float">
            <text:p>350</text:p>
          </table:table-cell>
          <table:table-cell office:value-type="float" office:value="1322" calcext:value-type="float">
            <text:p>1322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table:formula="of:=[.D370]*100" office:value-type="float" office:value="75" calcext:value-type="float">
            <text:p>75</text:p>
          </table:table-cell>
          <table:table-cell office:value-type="float" office:value="1325" calcext:value-type="float">
            <text:p>1325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formula="of:=[.D371]*100" office:value-type="float" office:value="475" calcext:value-type="float">
            <text:p>475</text:p>
          </table:table-cell>
          <table:table-cell office:value-type="float" office:value="1336" calcext:value-type="float">
            <text:p>1336</text:p>
          </table:table-cell>
          <table:table-cell office:value-type="float" office:value="4.75" calcext:value-type="float">
            <text:p>4.7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table:formula="of:=[.D372]*100" office:value-type="float" office:value="450" calcext:value-type="float">
            <text:p>450</text:p>
          </table:table-cell>
          <table:table-cell office:value-type="float" office:value="1344" calcext:value-type="float">
            <text:p>1344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D373]*100" office:value-type="float" office:value="175" calcext:value-type="float">
            <text:p>175</text:p>
          </table:table-cell>
          <table:table-cell office:value-type="float" office:value="1436" calcext:value-type="float">
            <text:p>1436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[.D374]*100" office:value-type="float" office:value="225" calcext:value-type="float">
            <text:p>225</text:p>
          </table:table-cell>
          <table:table-cell office:value-type="float" office:value="1450" calcext:value-type="float">
            <text:p>1450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table:formula="of:=[.D375]*100" office:value-type="float" office:value="400" calcext:value-type="float">
            <text:p>400</text:p>
          </table:table-cell>
          <table:table-cell office:value-type="float" office:value="1467" calcext:value-type="float">
            <text:p>14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table:formula="of:=[.D376]*100" office:value-type="float" office:value="350" calcext:value-type="float">
            <text:p>350</text:p>
          </table:table-cell>
          <table:table-cell office:value-type="float" office:value="1474" calcext:value-type="float">
            <text:p>1474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table:formula="of:=[.D377]*100" office:value-type="float" office:value="25" calcext:value-type="float">
            <text:p>25</text:p>
          </table:table-cell>
          <table:table-cell office:value-type="float" office:value="1491" calcext:value-type="float">
            <text:p>1491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table:formula="of:=[.D378]*100" office:value-type="float" office:value="25" calcext:value-type="float">
            <text:p>25</text:p>
          </table:table-cell>
          <table:table-cell office:value-type="float" office:value="1497" calcext:value-type="float">
            <text:p>1497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table:formula="of:=[.D379]*100" office:value-type="float" office:value="25" calcext:value-type="float">
            <text:p>25</text:p>
          </table:table-cell>
          <table:table-cell office:value-type="float" office:value="1532" calcext:value-type="float">
            <text:p>1532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table:formula="of:=[.D380]*100" office:value-type="float" office:value="350" calcext:value-type="float">
            <text:p>350</text:p>
          </table:table-cell>
          <table:table-cell office:value-type="float" office:value="1549" calcext:value-type="float">
            <text:p>1549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.D381]*100" office:value-type="float" office:value="400" calcext:value-type="float">
            <text:p>400</text:p>
          </table:table-cell>
          <table:table-cell office:value-type="float" office:value="1566" calcext:value-type="float">
            <text:p>156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formula="of:=[.D382]*100" office:value-type="float" office:value="25" calcext:value-type="float">
            <text:p>25</text:p>
          </table:table-cell>
          <table:table-cell office:value-type="float" office:value="1569" calcext:value-type="float">
            <text:p>1569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D383]*100" office:value-type="float" office:value="75" calcext:value-type="float">
            <text:p>75</text:p>
          </table:table-cell>
          <table:table-cell office:value-type="float" office:value="1617" calcext:value-type="float">
            <text:p>1617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table:formula="of:=[.D384]*100" office:value-type="float" office:value="425" calcext:value-type="float">
            <text:p>425</text:p>
          </table:table-cell>
          <table:table-cell office:value-type="float" office:value="1654" calcext:value-type="float">
            <text:p>1654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[.D385]*100" office:value-type="float" office:value="275" calcext:value-type="float">
            <text:p>275</text:p>
          </table:table-cell>
          <table:table-cell office:value-type="float" office:value="1676" calcext:value-type="float">
            <text:p>1676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table:formula="of:=[.D386]*100" office:value-type="float" office:value="25" calcext:value-type="float">
            <text:p>25</text:p>
          </table:table-cell>
          <table:table-cell office:value-type="float" office:value="1718" calcext:value-type="float">
            <text:p>1718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D387]*100" office:value-type="float" office:value="25" calcext:value-type="float">
            <text:p>25</text:p>
          </table:table-cell>
          <table:table-cell office:value-type="float" office:value="1737" calcext:value-type="float">
            <text:p>1737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table:formula="of:=[.D388]*100" office:value-type="float" office:value="400" calcext:value-type="float">
            <text:p>400</text:p>
          </table:table-cell>
          <table:table-cell office:value-type="float" office:value="1737" calcext:value-type="float">
            <text:p>17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table:formula="of:=[.D389]*100" office:value-type="float" office:value="375" calcext:value-type="float">
            <text:p>375</text:p>
          </table:table-cell>
          <table:table-cell office:value-type="float" office:value="1743" calcext:value-type="float">
            <text:p>1743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[.D390]*100" office:value-type="float" office:value="175" calcext:value-type="float">
            <text:p>175</text:p>
          </table:table-cell>
          <table:table-cell office:value-type="float" office:value="1750" calcext:value-type="float">
            <text:p>1750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table:formula="of:=[.D391]*100" office:value-type="float" office:value="475" calcext:value-type="float">
            <text:p>475</text:p>
          </table:table-cell>
          <table:table-cell office:value-type="float" office:value="1802" calcext:value-type="float">
            <text:p>1802</text:p>
          </table:table-cell>
          <table:table-cell office:value-type="float" office:value="4.75" calcext:value-type="float">
            <text:p>4.7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table:formula="of:=[.D392]*100" office:value-type="float" office:value="325" calcext:value-type="float">
            <text:p>325</text:p>
          </table:table-cell>
          <table:table-cell office:value-type="float" office:value="1841" calcext:value-type="float">
            <text:p>1841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[.D393]*100" office:value-type="float" office:value="325" calcext:value-type="float">
            <text:p>325</text:p>
          </table:table-cell>
          <table:table-cell office:value-type="float" office:value="1878" calcext:value-type="float">
            <text:p>1878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.D394]*100" office:value-type="float" office:value="325" calcext:value-type="float">
            <text:p>325</text:p>
          </table:table-cell>
          <table:table-cell office:value-type="float" office:value="1884" calcext:value-type="float">
            <text:p>1884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[.D395]*100" office:value-type="float" office:value="250" calcext:value-type="float">
            <text:p>250</text:p>
          </table:table-cell>
          <table:table-cell office:value-type="float" office:value="1885" calcext:value-type="float">
            <text:p>1885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.D396]*100" office:value-type="float" office:value="375" calcext:value-type="float">
            <text:p>375</text:p>
          </table:table-cell>
          <table:table-cell office:value-type="float" office:value="1919" calcext:value-type="float">
            <text:p>1919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table:formula="of:=[.D397]*100" office:value-type="float" office:value="225" calcext:value-type="float">
            <text:p>225</text:p>
          </table:table-cell>
          <table:table-cell office:value-type="float" office:value="1919" calcext:value-type="float">
            <text:p>1919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table:formula="of:=[.D398]*100" office:value-type="float" office:value="275" calcext:value-type="float">
            <text:p>275</text:p>
          </table:table-cell>
          <table:table-cell office:value-type="float" office:value="1997" calcext:value-type="float">
            <text:p>1997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.D399]*100" office:value-type="float" office:value="350" calcext:value-type="float">
            <text:p>350</text:p>
          </table:table-cell>
          <table:table-cell office:value-type="float" office:value="2044" calcext:value-type="float">
            <text:p>2044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[.D400]*100" office:value-type="float" office:value="300" calcext:value-type="float">
            <text:p>300</text:p>
          </table:table-cell>
          <table:table-cell office:value-type="float" office:value="2056" calcext:value-type="float">
            <text:p>20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table:formula="of:=[.D401]*100" office:value-type="float" office:value="475" calcext:value-type="float">
            <text:p>475</text:p>
          </table:table-cell>
          <table:table-cell office:value-type="float" office:value="2098" calcext:value-type="float">
            <text:p>2098</text:p>
          </table:table-cell>
          <table:table-cell office:value-type="float" office:value="4.75" calcext:value-type="float">
            <text:p>4.75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table:formula="of:=[.D402]*100" office:value-type="float" office:value="450" calcext:value-type="float">
            <text:p>450</text:p>
          </table:table-cell>
          <table:table-cell office:value-type="float" office:value="2115" calcext:value-type="float">
            <text:p>2115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.D403]*100" office:value-type="float" office:value="425" calcext:value-type="float">
            <text:p>425</text:p>
          </table:table-cell>
          <table:table-cell office:value-type="float" office:value="2215" calcext:value-type="float">
            <text:p>2215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[.D404]*100" office:value-type="float" office:value="350" calcext:value-type="float">
            <text:p>350</text:p>
          </table:table-cell>
          <table:table-cell office:value-type="float" office:value="2296" calcext:value-type="float">
            <text:p>2296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D405]*100" office:value-type="float" office:value="325" calcext:value-type="float">
            <text:p>325</text:p>
          </table:table-cell>
          <table:table-cell office:value-type="float" office:value="2327" calcext:value-type="float">
            <text:p>2327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.D406]*100" office:value-type="float" office:value="450" calcext:value-type="float">
            <text:p>450</text:p>
          </table:table-cell>
          <table:table-cell office:value-type="float" office:value="2488" calcext:value-type="float">
            <text:p>2488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D407]*100" office:value-type="float" office:value="200" calcext:value-type="float">
            <text:p>200</text:p>
          </table:table-cell>
          <table:table-cell office:value-type="float" office:value="2537" calcext:value-type="float">
            <text:p>25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D408]*100" office:value-type="float" office:value="225" calcext:value-type="float">
            <text:p>225</text:p>
          </table:table-cell>
          <table:table-cell office:value-type="float" office:value="2571" calcext:value-type="float">
            <text:p>2571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[.D409]*100" office:value-type="float" office:value="375" calcext:value-type="float">
            <text:p>375</text:p>
          </table:table-cell>
          <table:table-cell office:value-type="float" office:value="2608" calcext:value-type="float">
            <text:p>2608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[.D410]*100" office:value-type="float" office:value="400" calcext:value-type="float">
            <text:p>400</text:p>
          </table:table-cell>
          <table:table-cell office:value-type="float" office:value="2671" calcext:value-type="float">
            <text:p>26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D411]*100" office:value-type="float" office:value="250" calcext:value-type="float">
            <text:p>250</text:p>
          </table:table-cell>
          <table:table-cell office:value-type="float" office:value="2678" calcext:value-type="float">
            <text:p>2678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D412]*100" office:value-type="float" office:value="275" calcext:value-type="float">
            <text:p>275</text:p>
          </table:table-cell>
          <table:table-cell office:value-type="float" office:value="2727" calcext:value-type="float">
            <text:p>2727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D413]*100" office:value-type="float" office:value="300" calcext:value-type="float">
            <text:p>300</text:p>
          </table:table-cell>
          <table:table-cell office:value-type="float" office:value="3019" calcext:value-type="float">
            <text:p>30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D414]*100" office:value-type="float" office:value="375" calcext:value-type="float">
            <text:p>375</text:p>
          </table:table-cell>
          <table:table-cell office:value-type="float" office:value="3063" calcext:value-type="float">
            <text:p>3063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[.D415]*100" office:value-type="float" office:value="425" calcext:value-type="float">
            <text:p>425</text:p>
          </table:table-cell>
          <table:table-cell office:value-type="float" office:value="3082" calcext:value-type="float">
            <text:p>3082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D416]*100" office:value-type="float" office:value="350" calcext:value-type="float">
            <text:p>350</text:p>
          </table:table-cell>
          <table:table-cell office:value-type="float" office:value="3340" calcext:value-type="float">
            <text:p>3340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[.D417]*100" office:value-type="float" office:value="450" calcext:value-type="float">
            <text:p>450</text:p>
          </table:table-cell>
          <table:table-cell office:value-type="float" office:value="3386" calcext:value-type="float">
            <text:p>3386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[.D418]*100" office:value-type="float" office:value="475" calcext:value-type="float">
            <text:p>475</text:p>
          </table:table-cell>
          <table:table-cell office:value-type="float" office:value="3632" calcext:value-type="float">
            <text:p>3632</text:p>
          </table:table-cell>
          <table:table-cell office:value-type="float" office:value="4.75" calcext:value-type="float">
            <text:p>4.7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.D419]*100" office:value-type="float" office:value="475" calcext:value-type="float">
            <text:p>475</text:p>
          </table:table-cell>
          <table:table-cell office:value-type="float" office:value="3672" calcext:value-type="float">
            <text:p>3672</text:p>
          </table:table-cell>
          <table:table-cell office:value-type="float" office:value="4.75" calcext:value-type="float">
            <text:p>4.7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D420]*100" office:value-type="float" office:value="400" calcext:value-type="float">
            <text:p>400</text:p>
          </table:table-cell>
          <table:table-cell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D421]*100" office:value-type="float" office:value="425" calcext:value-type="float">
            <text:p>425</text:p>
          </table:table-cell>
          <table:table-cell office:value-type="float" office:value="4166" calcext:value-type="float">
            <text:p>4166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D422]*100" office:value-type="float" office:value="450" calcext:value-type="float">
            <text:p>450</text:p>
          </table:table-cell>
          <table:table-cell office:value-type="float" office:value="4446" calcext:value-type="float">
            <text:p>4446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D423]*100" office:value-type="float" office:value="475" calcext:value-type="float">
            <text:p>475</text:p>
          </table:table-cell>
          <table:table-cell office:value-type="float" office:value="5006" calcext:value-type="float">
            <text:p>5006</text:p>
          </table:table-cell>
          <table:table-cell office:value-type="float" office:value="4.75" calcext:value-type="float">
            <text:p>4.75</text:p>
          </table:table-cell>
        </table:table-row>
      </table:table>
      <table:named-expressions/>
      <table:database-ranges>
        <table:database-range table:name="__Anonymous_Sheet_DB__0" table:target-range-address="simAnealAnlysis.A215:simAnealAnlysis.D423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3">00/00/0000</text:date>, <text:time style:data-style-name="N2" text:time-value="10:19:03.7813106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23T10:22:18.333392709</dc:date>
    <dc:creator>Joe </dc:creator>
    <meta:editing-duration>PT10M23S</meta:editing-duration>
    <meta:editing-cycles>2</meta:editing-cycles>
    <meta:generator>LibreOffice/5.0.5.2$Linux_X86_64 LibreOffice_project/00m0$Build-2</meta:generator>
    <meta:document-statistic meta:table-count="1" meta:cell-count="168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812cm" svg:height="14.903cm" xlink:href=".." xlink:type="simple" chart:class="chart:line" chart:style-name="ch1">
        <chart:legend svg:x="3.832cm" svg:y="2.658cm" style:legend-expansion="custom" chartooo:width="3.316cm" chartooo:height="1.767cm" style:legend-expansion-aspect-ratio="1.87662705149972" chart:style-name="ch2"/>
        <chart:plot-area chart:style-name="ch3" table:cell-range-address="simAnealAnlysis.A3:simAnealAnlysis.C212" chart:data-source-has-labels="row" svg:x="0.476cm" svg:y="0.298cm" svg:width="22.86cm" svg:height="14.307cm">
          <chartooo:coordinate-region svg:x="1.468cm" svg:y="0.498cm" svg:width="21.868cm" svg:height="13.90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imAnealAnlysis.A4:simAnealAnlysis.A212" chart:label-cell-address="simAnealAnlysis.A3:simAnealAnlysis.A3" chart:class="chart:line">
            <chart:data-point chart:repeated="209"/>
          </chart:series>
          <chart:series chart:style-name="ch8" chart:values-cell-range-address="simAnealAnlysis.B4:simAnealAnlysis.B212" chart:label-cell-address="simAnealAnlysis.B3:simAnealAnlysis.B3" chart:class="chart:line">
            <chart:data-point chart:repeated="209"/>
          </chart:series>
          <chart:series chart:style-name="ch9" chart:values-cell-range-address="simAnealAnlysis.C4:simAnealAnlysis.C212" chart:label-cell-address="simAnealAnlysis.C3:simAnealAnlysis.C3" chart:class="chart:line">
            <chart:data-point chart:repeated="20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itialTemp</text:p>
                <draw:g>
                  <svg:desc>simAnealAnlysis.A3:simAnealAnlysis.A3</svg:desc>
                </draw:g>
              </table:table-cell>
              <table:table-cell office:value-type="string">
                <text:p>coolAmount</text:p>
                <draw:g>
                  <svg:desc>simAnealAnlysis.B3:simAnealAnlysis.B3</svg:desc>
                </draw:g>
              </table:table-cell>
              <table:table-cell office:value-type="string">
                <text:p>energy</text:p>
                <draw:g>
                  <svg:desc>simAnealAnlysis.C3:simAnealAnlysis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simAnealAnlysis.A4:simAnealAnlysis.A212</svg:desc>
                </draw:g>
              </table:table-cell>
              <table:table-cell office:value-type="float" office:value="25">
                <text:p>25</text:p>
                <draw:g>
                  <svg:desc>simAnealAnlysis.B4:simAnealAnlysis.B212</svg:desc>
                </draw:g>
              </table:table-cell>
              <table:table-cell office:value-type="float" office:value="1737">
                <text:p>1737</text:p>
                <draw:g>
                  <svg:desc>simAnealAnlysis.C4:simAnealAnlysis.C2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50">
                <text:p>50</text:p>
              </table:table-cell>
              <table:table-cell office:value-type="float" office:value="974">
                <text:p>9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75">
                <text:p>75</text:p>
              </table:table-cell>
              <table:table-cell office:value-type="float" office:value="1617">
                <text:p>16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100">
                <text:p>100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125">
                <text:p>125</text:p>
              </table:table-cell>
              <table:table-cell office:value-type="float" office:value="1156">
                <text:p>11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150">
                <text:p>150</text:p>
              </table:table-cell>
              <table:table-cell office:value-type="float" office:value="1142">
                <text:p>11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">
                <text:p>1000</text:p>
              </table:table-cell>
              <table:table-cell office:value-type="float" office:value="175">
                <text:p>175</text:p>
              </table:table-cell>
              <table:table-cell office:value-type="float" office:value="1436">
                <text:p>14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200">
                <text:p>200</text:p>
              </table:table-cell>
              <table:table-cell office:value-type="float" office:value="2537">
                <text:p>25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225">
                <text:p>225</text:p>
              </table:table-cell>
              <table:table-cell office:value-type="float" office:value="2571">
                <text:p>25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250">
                <text:p>250</text:p>
              </table:table-cell>
              <table:table-cell office:value-type="float" office:value="2678">
                <text:p>26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">
                <text:p>1000</text:p>
              </table:table-cell>
              <table:table-cell office:value-type="float" office:value="275">
                <text:p>275</text:p>
              </table:table-cell>
              <table:table-cell office:value-type="float" office:value="2727">
                <text:p>27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0">
                <text:p>1000</text:p>
              </table:table-cell>
              <table:table-cell office:value-type="float" office:value="300">
                <text:p>300</text:p>
              </table:table-cell>
              <table:table-cell office:value-type="float" office:value="3019">
                <text:p>30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">
                <text:p>1000</text:p>
              </table:table-cell>
              <table:table-cell office:value-type="float" office:value="325">
                <text:p>325</text:p>
              </table:table-cell>
              <table:table-cell office:value-type="float" office:value="2327">
                <text:p>23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0">
                <text:p>1000</text:p>
              </table:table-cell>
              <table:table-cell office:value-type="float" office:value="350">
                <text:p>350</text:p>
              </table:table-cell>
              <table:table-cell office:value-type="float" office:value="3340">
                <text:p>334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0">
                <text:p>1000</text:p>
              </table:table-cell>
              <table:table-cell office:value-type="float" office:value="375">
                <text:p>375</text:p>
              </table:table-cell>
              <table:table-cell office:value-type="float" office:value="3063">
                <text:p>30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0">
                <text:p>1000</text:p>
              </table:table-cell>
              <table:table-cell office:value-type="float" office:value="400">
                <text:p>400</text:p>
              </table:table-cell>
              <table:table-cell office:value-type="float" office:value="4096">
                <text:p>40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0">
                <text:p>1000</text:p>
              </table:table-cell>
              <table:table-cell office:value-type="float" office:value="425">
                <text:p>425</text:p>
              </table:table-cell>
              <table:table-cell office:value-type="float" office:value="4166">
                <text:p>41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0">
                <text:p>1000</text:p>
              </table:table-cell>
              <table:table-cell office:value-type="float" office:value="450">
                <text:p>450</text:p>
              </table:table-cell>
              <table:table-cell office:value-type="float" office:value="4446">
                <text:p>44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">
                <text:p>1000</text:p>
              </table:table-cell>
              <table:table-cell office:value-type="float" office:value="475">
                <text:p>475</text:p>
              </table:table-cell>
              <table:table-cell office:value-type="float" office:value="5006">
                <text:p>50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00">
                <text:p>1500</text:p>
              </table:table-cell>
              <table:table-cell office:value-type="float" office:value="25">
                <text:p>25</text:p>
              </table:table-cell>
              <table:table-cell office:value-type="float" office:value="1247">
                <text:p>12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00">
                <text:p>1500</text:p>
              </table:table-cell>
              <table:table-cell office:value-type="float" office:value="50">
                <text:p>50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00">
                <text:p>1500</text:p>
              </table:table-cell>
              <table:table-cell office:value-type="float" office:value="75">
                <text:p>75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00">
                <text:p>1500</text:p>
              </table:table-cell>
              <table:table-cell office:value-type="float" office:value="100">
                <text:p>100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00">
                <text:p>1500</text:p>
              </table:table-cell>
              <table:table-cell office:value-type="float" office:value="125">
                <text:p>125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00">
                <text:p>1500</text:p>
              </table:table-cell>
              <table:table-cell office:value-type="float" office:value="150">
                <text:p>150</text:p>
              </table:table-cell>
              <table:table-cell office:value-type="float" office:value="1136">
                <text:p>11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00">
                <text:p>1500</text:p>
              </table:table-cell>
              <table:table-cell office:value-type="float" office:value="175">
                <text:p>175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00">
                <text:p>1500</text:p>
              </table:table-cell>
              <table:table-cell office:value-type="float" office:value="200">
                <text:p>200</text:p>
              </table:table-cell>
              <table:table-cell office:value-type="float" office:value="1161">
                <text:p>11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00">
                <text:p>1500</text:p>
              </table:table-cell>
              <table:table-cell office:value-type="float" office:value="225">
                <text:p>225</text:p>
              </table:table-cell>
              <table:table-cell office:value-type="float" office:value="1450">
                <text:p>145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00">
                <text:p>1500</text:p>
              </table:table-cell>
              <table:table-cell office:value-type="float" office:value="250">
                <text:p>250</text:p>
              </table:table-cell>
              <table:table-cell office:value-type="float" office:value="1885">
                <text:p>18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00">
                <text:p>1500</text:p>
              </table:table-cell>
              <table:table-cell office:value-type="float" office:value="275">
                <text:p>275</text:p>
              </table:table-cell>
              <table:table-cell office:value-type="float" office:value="1676">
                <text:p>16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0">
                <text:p>1500</text:p>
              </table:table-cell>
              <table:table-cell office:value-type="float" office:value="300">
                <text:p>300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00">
                <text:p>1500</text:p>
              </table:table-cell>
              <table:table-cell office:value-type="float" office:value="325">
                <text:p>325</text:p>
              </table:table-cell>
              <table:table-cell office:value-type="float" office:value="1878">
                <text:p>18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00">
                <text:p>1500</text:p>
              </table:table-cell>
              <table:table-cell office:value-type="float" office:value="350">
                <text:p>350</text:p>
              </table:table-cell>
              <table:table-cell office:value-type="float" office:value="2296">
                <text:p>22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00">
                <text:p>1500</text:p>
              </table:table-cell>
              <table:table-cell office:value-type="float" office:value="375">
                <text:p>375</text:p>
              </table:table-cell>
              <table:table-cell office:value-type="float" office:value="2608">
                <text:p>26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00">
                <text:p>1500</text:p>
              </table:table-cell>
              <table:table-cell office:value-type="float" office:value="400">
                <text:p>400</text:p>
              </table:table-cell>
              <table:table-cell office:value-type="float" office:value="2671">
                <text:p>26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00">
                <text:p>1500</text:p>
              </table:table-cell>
              <table:table-cell office:value-type="float" office:value="425">
                <text:p>425</text:p>
              </table:table-cell>
              <table:table-cell office:value-type="float" office:value="3082">
                <text:p>308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00">
                <text:p>1500</text:p>
              </table:table-cell>
              <table:table-cell office:value-type="float" office:value="450">
                <text:p>450</text:p>
              </table:table-cell>
              <table:table-cell office:value-type="float" office:value="3386">
                <text:p>33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00">
                <text:p>1500</text:p>
              </table:table-cell>
              <table:table-cell office:value-type="float" office:value="475">
                <text:p>475</text:p>
              </table:table-cell>
              <table:table-cell office:value-type="float" office:value="3632">
                <text:p>36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00">
                <text:p>2000</text:p>
              </table:table-cell>
              <table:table-cell office:value-type="float" office:value="25">
                <text:p>25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00">
                <text:p>2000</text:p>
              </table:table-cell>
              <table:table-cell office:value-type="float" office:value="50">
                <text:p>50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0">
                <text:p>2000</text:p>
              </table:table-cell>
              <table:table-cell office:value-type="float" office:value="75">
                <text:p>75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00">
                <text:p>2000</text:p>
              </table:table-cell>
              <table:table-cell office:value-type="float" office:value="100">
                <text:p>100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00">
                <text:p>2000</text:p>
              </table:table-cell>
              <table:table-cell office:value-type="float" office:value="125">
                <text:p>125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00">
                <text:p>2000</text:p>
              </table:table-cell>
              <table:table-cell office:value-type="float" office:value="150">
                <text:p>150</text:p>
              </table:table-cell>
              <table:table-cell office:value-type="float" office:value="1062">
                <text:p>106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00">
                <text:p>2000</text:p>
              </table:table-cell>
              <table:table-cell office:value-type="float" office:value="175">
                <text:p>175</text:p>
              </table:table-cell>
              <table:table-cell office:value-type="float" office:value="966">
                <text:p>96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00">
                <text:p>2000</text:p>
              </table:table-cell>
              <table:table-cell office:value-type="float" office:value="200">
                <text:p>200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00">
                <text:p>2000</text:p>
              </table:table-cell>
              <table:table-cell office:value-type="float" office:value="225">
                <text:p>225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00">
                <text:p>2000</text:p>
              </table:table-cell>
              <table:table-cell office:value-type="float" office:value="250">
                <text:p>250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00">
                <text:p>2000</text:p>
              </table:table-cell>
              <table:table-cell office:value-type="float" office:value="275">
                <text:p>275</text:p>
              </table:table-cell>
              <table:table-cell office:value-type="float" office:value="1161">
                <text:p>116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00">
                <text:p>2000</text:p>
              </table:table-cell>
              <table:table-cell office:value-type="float" office:value="300">
                <text:p>300</text:p>
              </table:table-cell>
              <table:table-cell office:value-type="float" office:value="1281">
                <text:p>128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00">
                <text:p>2000</text:p>
              </table:table-cell>
              <table:table-cell office:value-type="float" office:value="325">
                <text:p>325</text:p>
              </table:table-cell>
              <table:table-cell office:value-type="float" office:value="1884">
                <text:p>188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00">
                <text:p>2000</text:p>
              </table:table-cell>
              <table:table-cell office:value-type="float" office:value="350">
                <text:p>35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00">
                <text:p>2000</text:p>
              </table:table-cell>
              <table:table-cell office:value-type="float" office:value="375">
                <text:p>375</text:p>
              </table:table-cell>
              <table:table-cell office:value-type="float" office:value="1919">
                <text:p>19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00">
                <text:p>2000</text:p>
              </table:table-cell>
              <table:table-cell office:value-type="float" office:value="400">
                <text:p>400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00">
                <text:p>2000</text:p>
              </table:table-cell>
              <table:table-cell office:value-type="float" office:value="425">
                <text:p>425</text:p>
              </table:table-cell>
              <table:table-cell office:value-type="float" office:value="2215">
                <text:p>22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00">
                <text:p>2000</text:p>
              </table:table-cell>
              <table:table-cell office:value-type="float" office:value="450">
                <text:p>450</text:p>
              </table:table-cell>
              <table:table-cell office:value-type="float" office:value="2488">
                <text:p>248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00">
                <text:p>2000</text:p>
              </table:table-cell>
              <table:table-cell office:value-type="float" office:value="475">
                <text:p>475</text:p>
              </table:table-cell>
              <table:table-cell office:value-type="float" office:value="3672">
                <text:p>36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500">
                <text:p>2500</text:p>
              </table:table-cell>
              <table:table-cell office:value-type="float" office:value="25">
                <text:p>25</text:p>
              </table:table-cell>
              <table:table-cell office:value-type="float" office:value="1497">
                <text:p>14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500">
                <text:p>2500</text:p>
              </table:table-cell>
              <table:table-cell office:value-type="float" office:value="50">
                <text:p>50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500">
                <text:p>2500</text:p>
              </table:table-cell>
              <table:table-cell office:value-type="float" office:value="75">
                <text:p>75</text:p>
              </table:table-cell>
              <table:table-cell office:value-type="float" office:value="1214">
                <text:p>121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500">
                <text:p>2500</text:p>
              </table:table-cell>
              <table:table-cell office:value-type="float" office:value="100">
                <text:p>100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500">
                <text:p>2500</text:p>
              </table:table-cell>
              <table:table-cell office:value-type="float" office:value="125">
                <text:p>125</text:p>
              </table:table-cell>
              <table:table-cell office:value-type="float" office:value="907">
                <text:p>90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500">
                <text:p>2500</text:p>
              </table:table-cell>
              <table:table-cell office:value-type="float" office:value="150">
                <text:p>150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500">
                <text:p>2500</text:p>
              </table:table-cell>
              <table:table-cell office:value-type="float" office:value="175">
                <text:p>175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00">
                <text:p>2500</text:p>
              </table:table-cell>
              <table:table-cell office:value-type="float" office:value="200">
                <text:p>200</text:p>
              </table:table-cell>
              <table:table-cell office:value-type="float" office:value="885">
                <text:p>88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500">
                <text:p>2500</text:p>
              </table:table-cell>
              <table:table-cell office:value-type="float" office:value="225">
                <text:p>225</text:p>
              </table:table-cell>
              <table:table-cell office:value-type="float" office:value="1919">
                <text:p>19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500">
                <text:p>2500</text:p>
              </table:table-cell>
              <table:table-cell office:value-type="float" office:value="250">
                <text:p>250</text:p>
              </table:table-cell>
              <table:table-cell office:value-type="float" office:value="959">
                <text:p>95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500">
                <text:p>2500</text:p>
              </table:table-cell>
              <table:table-cell office:value-type="float" office:value="275">
                <text:p>275</text:p>
              </table:table-cell>
              <table:table-cell office:value-type="float" office:value="1997">
                <text:p>199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500">
                <text:p>2500</text:p>
              </table:table-cell>
              <table:table-cell office:value-type="float" office:value="300">
                <text:p>300</text:p>
              </table:table-cell>
              <table:table-cell office:value-type="float" office:value="1070">
                <text:p>107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500">
                <text:p>2500</text:p>
              </table:table-cell>
              <table:table-cell office:value-type="float" office:value="325">
                <text:p>325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500">
                <text:p>2500</text:p>
              </table:table-cell>
              <table:table-cell office:value-type="float" office:value="350">
                <text:p>350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500">
                <text:p>2500</text:p>
              </table:table-cell>
              <table:table-cell office:value-type="float" office:value="375">
                <text:p>375</text:p>
              </table:table-cell>
              <table:table-cell office:value-type="float" office:value="1743">
                <text:p>174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500">
                <text:p>2500</text:p>
              </table:table-cell>
              <table:table-cell office:value-type="float" office:value="400">
                <text:p>400</text:p>
              </table:table-cell>
              <table:table-cell office:value-type="float" office:value="1737">
                <text:p>173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500">
                <text:p>2500</text:p>
              </table:table-cell>
              <table:table-cell office:value-type="float" office:value="425">
                <text:p>425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500">
                <text:p>2500</text:p>
              </table:table-cell>
              <table:table-cell office:value-type="float" office:value="450">
                <text:p>450</text:p>
              </table:table-cell>
              <table:table-cell office:value-type="float" office:value="2115">
                <text:p>21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500">
                <text:p>2500</text:p>
              </table:table-cell>
              <table:table-cell office:value-type="float" office:value="475">
                <text:p>475</text:p>
              </table:table-cell>
              <table:table-cell office:value-type="float" office:value="2098">
                <text:p>209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000">
                <text:p>3000</text:p>
              </table:table-cell>
              <table:table-cell office:value-type="float" office:value="25">
                <text:p>25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000">
                <text:p>3000</text:p>
              </table:table-cell>
              <table:table-cell office:value-type="float" office:value="50">
                <text:p>50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000">
                <text:p>3000</text:p>
              </table:table-cell>
              <table:table-cell office:value-type="float" office:value="75">
                <text:p>75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000">
                <text:p>3000</text:p>
              </table:table-cell>
              <table:table-cell office:value-type="float" office:value="100">
                <text:p>100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000">
                <text:p>3000</text:p>
              </table:table-cell>
              <table:table-cell office:value-type="float" office:value="125">
                <text:p>125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000">
                <text:p>3000</text:p>
              </table:table-cell>
              <table:table-cell office:value-type="float" office:value="150">
                <text:p>150</text:p>
              </table:table-cell>
              <table:table-cell office:value-type="float" office:value="815">
                <text:p>8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000">
                <text:p>3000</text:p>
              </table:table-cell>
              <table:table-cell office:value-type="float" office:value="175">
                <text:p>175</text:p>
              </table:table-cell>
              <table:table-cell office:value-type="float" office:value="1273">
                <text:p>127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000">
                <text:p>3000</text:p>
              </table:table-cell>
              <table:table-cell office:value-type="float" office:value="200">
                <text:p>200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000">
                <text:p>3000</text:p>
              </table:table-cell>
              <table:table-cell office:value-type="float" office:value="225">
                <text:p>225</text:p>
              </table:table-cell>
              <table:table-cell office:value-type="float" office:value="1053">
                <text:p>105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000">
                <text:p>3000</text:p>
              </table:table-cell>
              <table:table-cell office:value-type="float" office:value="250">
                <text:p>250</text:p>
              </table:table-cell>
              <table:table-cell office:value-type="float" office:value="873">
                <text:p>87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000">
                <text:p>3000</text:p>
              </table:table-cell>
              <table:table-cell office:value-type="float" office:value="275">
                <text:p>275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000">
                <text:p>3000</text:p>
              </table:table-cell>
              <table:table-cell office:value-type="float" office:value="300">
                <text:p>300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000">
                <text:p>3000</text:p>
              </table:table-cell>
              <table:table-cell office:value-type="float" office:value="325">
                <text:p>325</text:p>
              </table:table-cell>
              <table:table-cell office:value-type="float" office:value="1841">
                <text:p>184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000">
                <text:p>3000</text:p>
              </table:table-cell>
              <table:table-cell office:value-type="float" office:value="350">
                <text:p>350</text:p>
              </table:table-cell>
              <table:table-cell office:value-type="float" office:value="1474">
                <text:p>147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000">
                <text:p>3000</text:p>
              </table:table-cell>
              <table:table-cell office:value-type="float" office:value="375">
                <text:p>375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000">
                <text:p>3000</text:p>
              </table:table-cell>
              <table:table-cell office:value-type="float" office:value="400">
                <text:p>400</text:p>
              </table:table-cell>
              <table:table-cell office:value-type="float" office:value="1467">
                <text:p>146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000">
                <text:p>3000</text:p>
              </table:table-cell>
              <table:table-cell office:value-type="float" office:value="425">
                <text:p>425</text:p>
              </table:table-cell>
              <table:table-cell office:value-type="float" office:value="1654">
                <text:p>165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000">
                <text:p>3000</text:p>
              </table:table-cell>
              <table:table-cell office:value-type="float" office:value="450">
                <text:p>450</text:p>
              </table:table-cell>
              <table:table-cell office:value-type="float" office:value="1292">
                <text:p>129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000">
                <text:p>3000</text:p>
              </table:table-cell>
              <table:table-cell office:value-type="float" office:value="475">
                <text:p>475</text:p>
              </table:table-cell>
              <table:table-cell office:value-type="float" office:value="1802">
                <text:p>180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500">
                <text:p>3500</text:p>
              </table:table-cell>
              <table:table-cell office:value-type="float" office:value="25">
                <text:p>25</text:p>
              </table:table-cell>
              <table:table-cell office:value-type="float" office:value="873">
                <text:p>87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500">
                <text:p>3500</text:p>
              </table:table-cell>
              <table:table-cell office:value-type="float" office:value="50">
                <text:p>50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500">
                <text:p>3500</text:p>
              </table:table-cell>
              <table:table-cell office:value-type="float" office:value="75">
                <text:p>75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500">
                <text:p>3500</text:p>
              </table:table-cell>
              <table:table-cell office:value-type="float" office:value="100">
                <text:p>100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500">
                <text:p>3500</text:p>
              </table:table-cell>
              <table:table-cell office:value-type="float" office:value="125">
                <text:p>125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500">
                <text:p>3500</text:p>
              </table:table-cell>
              <table:table-cell office:value-type="float" office:value="150">
                <text:p>150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500">
                <text:p>3500</text:p>
              </table:table-cell>
              <table:table-cell office:value-type="float" office:value="175">
                <text:p>175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500">
                <text:p>3500</text:p>
              </table:table-cell>
              <table:table-cell office:value-type="float" office:value="200">
                <text:p>200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500">
                <text:p>3500</text:p>
              </table:table-cell>
              <table:table-cell office:value-type="float" office:value="225">
                <text:p>225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500">
                <text:p>3500</text:p>
              </table:table-cell>
              <table:table-cell office:value-type="float" office:value="250">
                <text:p>25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500">
                <text:p>3500</text:p>
              </table:table-cell>
              <table:table-cell office:value-type="float" office:value="275">
                <text:p>275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500">
                <text:p>3500</text:p>
              </table:table-cell>
              <table:table-cell office:value-type="float" office:value="300">
                <text:p>300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500">
                <text:p>3500</text:p>
              </table:table-cell>
              <table:table-cell office:value-type="float" office:value="325">
                <text:p>325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500">
                <text:p>3500</text:p>
              </table:table-cell>
              <table:table-cell office:value-type="float" office:value="350">
                <text:p>350</text:p>
              </table:table-cell>
              <table:table-cell office:value-type="float" office:value="1322">
                <text:p>132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500">
                <text:p>3500</text:p>
              </table:table-cell>
              <table:table-cell office:value-type="float" office:value="375">
                <text:p>375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500">
                <text:p>3500</text:p>
              </table:table-cell>
              <table:table-cell office:value-type="float" office:value="400">
                <text:p>400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500">
                <text:p>3500</text:p>
              </table:table-cell>
              <table:table-cell office:value-type="float" office:value="425">
                <text:p>425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500">
                <text:p>3500</text:p>
              </table:table-cell>
              <table:table-cell office:value-type="float" office:value="450">
                <text:p>450</text:p>
              </table:table-cell>
              <table:table-cell office:value-type="float" office:value="1179">
                <text:p>117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500">
                <text:p>3500</text:p>
              </table:table-cell>
              <table:table-cell office:value-type="float" office:value="475">
                <text:p>475</text:p>
              </table:table-cell>
              <table:table-cell office:value-type="float" office:value="821">
                <text:p>82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000">
                <text:p>4000</text:p>
              </table:table-cell>
              <table:table-cell office:value-type="float" office:value="25">
                <text:p>25</text:p>
              </table:table-cell>
              <table:table-cell office:value-type="float" office:value="1569">
                <text:p>156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000">
                <text:p>4000</text:p>
              </table:table-cell>
              <table:table-cell office:value-type="float" office:value="50">
                <text:p>50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000">
                <text:p>4000</text:p>
              </table:table-cell>
              <table:table-cell office:value-type="float" office:value="75">
                <text:p>75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000">
                <text:p>4000</text:p>
              </table:table-cell>
              <table:table-cell office:value-type="float" office:value="100">
                <text:p>100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000">
                <text:p>4000</text:p>
              </table:table-cell>
              <table:table-cell office:value-type="float" office:value="125">
                <text:p>125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000">
                <text:p>4000</text:p>
              </table:table-cell>
              <table:table-cell office:value-type="float" office:value="150">
                <text:p>150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000">
                <text:p>4000</text:p>
              </table:table-cell>
              <table:table-cell office:value-type="float" office:value="175">
                <text:p>175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000">
                <text:p>4000</text:p>
              </table:table-cell>
              <table:table-cell office:value-type="float" office:value="200">
                <text:p>200</text:p>
              </table:table-cell>
              <table:table-cell office:value-type="float" office:value="844">
                <text:p>84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000">
                <text:p>4000</text:p>
              </table:table-cell>
              <table:table-cell office:value-type="float" office:value="225">
                <text:p>225</text:p>
              </table:table-cell>
              <table:table-cell office:value-type="float" office:value="805">
                <text:p>80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000">
                <text:p>4000</text:p>
              </table:table-cell>
              <table:table-cell office:value-type="float" office:value="250">
                <text:p>250</text:p>
              </table:table-cell>
              <table:table-cell office:value-type="float" office:value="823">
                <text:p>82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000">
                <text:p>4000</text:p>
              </table:table-cell>
              <table:table-cell office:value-type="float" office:value="275">
                <text:p>275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000">
                <text:p>4000</text:p>
              </table:table-cell>
              <table:table-cell office:value-type="float" office:value="300">
                <text:p>300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000">
                <text:p>4000</text:p>
              </table:table-cell>
              <table:table-cell office:value-type="float" office:value="325">
                <text:p>325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000">
                <text:p>4000</text:p>
              </table:table-cell>
              <table:table-cell office:value-type="float" office:value="350">
                <text:p>350</text:p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000">
                <text:p>4000</text:p>
              </table:table-cell>
              <table:table-cell office:value-type="float" office:value="375">
                <text:p>375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000">
                <text:p>4000</text:p>
              </table:table-cell>
              <table:table-cell office:value-type="float" office:value="400">
                <text:p>400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000">
                <text:p>4000</text:p>
              </table:table-cell>
              <table:table-cell office:value-type="float" office:value="425">
                <text:p>425</text:p>
              </table:table-cell>
              <table:table-cell office:value-type="float" office:value="887">
                <text:p>88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000">
                <text:p>4000</text:p>
              </table:table-cell>
              <table:table-cell office:value-type="float" office:value="450">
                <text:p>450</text:p>
              </table:table-cell>
              <table:table-cell office:value-type="float" office:value="1181">
                <text:p>118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000">
                <text:p>4000</text:p>
              </table:table-cell>
              <table:table-cell office:value-type="float" office:value="475">
                <text:p>475</text:p>
              </table:table-cell>
              <table:table-cell office:value-type="float" office:value="1336">
                <text:p>133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500">
                <text:p>4500</text:p>
              </table:table-cell>
              <table:table-cell office:value-type="float" office:value="25">
                <text:p>25</text:p>
              </table:table-cell>
              <table:table-cell office:value-type="float" office:value="1491">
                <text:p>149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500">
                <text:p>4500</text:p>
              </table:table-cell>
              <table:table-cell office:value-type="float" office:value="50">
                <text:p>50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500">
                <text:p>4500</text:p>
              </table:table-cell>
              <table:table-cell office:value-type="float" office:value="75">
                <text:p>75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500">
                <text:p>4500</text:p>
              </table:table-cell>
              <table:table-cell office:value-type="float" office:value="100">
                <text:p>100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500">
                <text:p>4500</text:p>
              </table:table-cell>
              <table:table-cell office:value-type="float" office:value="125">
                <text:p>125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500">
                <text:p>4500</text:p>
              </table:table-cell>
              <table:table-cell office:value-type="float" office:value="150">
                <text:p>150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500">
                <text:p>4500</text:p>
              </table:table-cell>
              <table:table-cell office:value-type="float" office:value="175">
                <text:p>175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500">
                <text:p>4500</text:p>
              </table:table-cell>
              <table:table-cell office:value-type="float" office:value="200">
                <text:p>200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500">
                <text:p>4500</text:p>
              </table:table-cell>
              <table:table-cell office:value-type="float" office:value="225">
                <text:p>225</text:p>
              </table:table-cell>
              <table:table-cell office:value-type="float" office:value="1069">
                <text:p>106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500">
                <text:p>4500</text:p>
              </table:table-cell>
              <table:table-cell office:value-type="float" office:value="250">
                <text:p>250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500">
                <text:p>4500</text:p>
              </table:table-cell>
              <table:table-cell office:value-type="float" office:value="275">
                <text:p>275</text:p>
              </table:table-cell>
              <table:table-cell office:value-type="float" office:value="1043">
                <text:p>104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500">
                <text:p>4500</text:p>
              </table:table-cell>
              <table:table-cell office:value-type="float" office:value="300">
                <text:p>300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500">
                <text:p>4500</text:p>
              </table:table-cell>
              <table:table-cell office:value-type="float" office:value="325">
                <text:p>325</text:p>
              </table:table-cell>
              <table:table-cell office:value-type="float" office:value="1127">
                <text:p>112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500">
                <text:p>4500</text:p>
              </table:table-cell>
              <table:table-cell office:value-type="float" office:value="350">
                <text:p>350</text:p>
              </table:table-cell>
              <table:table-cell office:value-type="float" office:value="1103">
                <text:p>110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500">
                <text:p>4500</text:p>
              </table:table-cell>
              <table:table-cell office:value-type="float" office:value="375">
                <text:p>375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500">
                <text:p>4500</text:p>
              </table:table-cell>
              <table:table-cell office:value-type="float" office:value="400">
                <text:p>400</text:p>
              </table:table-cell>
              <table:table-cell office:value-type="float" office:value="1096">
                <text:p>109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500">
                <text:p>4500</text:p>
              </table:table-cell>
              <table:table-cell office:value-type="float" office:value="425">
                <text:p>425</text:p>
              </table:table-cell>
              <table:table-cell office:value-type="float" office:value="1181">
                <text:p>118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500">
                <text:p>4500</text:p>
              </table:table-cell>
              <table:table-cell office:value-type="float" office:value="450">
                <text:p>450</text:p>
              </table:table-cell>
              <table:table-cell office:value-type="float" office:value="1097">
                <text:p>109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500">
                <text:p>4500</text:p>
              </table:table-cell>
              <table:table-cell office:value-type="float" office:value="475">
                <text:p>475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000">
                <text:p>5000</text:p>
              </table:table-cell>
              <table:table-cell office:value-type="float" office:value="25">
                <text:p>25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000">
                <text:p>5000</text:p>
              </table:table-cell>
              <table:table-cell office:value-type="float" office:value="50">
                <text:p>50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000">
                <text:p>5000</text:p>
              </table:table-cell>
              <table:table-cell office:value-type="float" office:value="75">
                <text:p>75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000">
                <text:p>5000</text:p>
              </table:table-cell>
              <table:table-cell office:value-type="float" office:value="100">
                <text:p>100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000">
                <text:p>5000</text:p>
              </table:table-cell>
              <table:table-cell office:value-type="float" office:value="125">
                <text:p>125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000">
                <text:p>5000</text:p>
              </table:table-cell>
              <table:table-cell office:value-type="float" office:value="150">
                <text:p>150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000">
                <text:p>5000</text:p>
              </table:table-cell>
              <table:table-cell office:value-type="float" office:value="175">
                <text:p>175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000">
                <text:p>5000</text:p>
              </table:table-cell>
              <table:table-cell office:value-type="float" office:value="200">
                <text:p>200</text:p>
              </table:table-cell>
              <table:table-cell office:value-type="float" office:value="921">
                <text:p>92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000">
                <text:p>5000</text:p>
              </table:table-cell>
              <table:table-cell office:value-type="float" office:value="225">
                <text:p>225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000">
                <text:p>5000</text:p>
              </table:table-cell>
              <table:table-cell office:value-type="float" office:value="250">
                <text:p>250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000">
                <text:p>5000</text:p>
              </table:table-cell>
              <table:table-cell office:value-type="float" office:value="275">
                <text:p>275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000">
                <text:p>5000</text:p>
              </table:table-cell>
              <table:table-cell office:value-type="float" office:value="300">
                <text:p>300</text:p>
              </table:table-cell>
              <table:table-cell office:value-type="float" office:value="878">
                <text:p>87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000">
                <text:p>5000</text:p>
              </table:table-cell>
              <table:table-cell office:value-type="float" office:value="325">
                <text:p>325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000">
                <text:p>5000</text:p>
              </table:table-cell>
              <table:table-cell office:value-type="float" office:value="350">
                <text:p>350</text:p>
              </table:table-cell>
              <table:table-cell office:value-type="float" office:value="1095">
                <text:p>109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000">
                <text:p>5000</text:p>
              </table:table-cell>
              <table:table-cell office:value-type="float" office:value="375">
                <text:p>375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000">
                <text:p>5000</text:p>
              </table:table-cell>
              <table:table-cell office:value-type="float" office:value="400">
                <text:p>400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000">
                <text:p>5000</text:p>
              </table:table-cell>
              <table:table-cell office:value-type="float" office:value="425">
                <text:p>425</text:p>
              </table:table-cell>
              <table:table-cell office:value-type="float" office:value="930">
                <text:p>93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000">
                <text:p>5000</text:p>
              </table:table-cell>
              <table:table-cell office:value-type="float" office:value="450">
                <text:p>450</text:p>
              </table:table-cell>
              <table:table-cell office:value-type="float" office:value="1344">
                <text:p>134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000">
                <text:p>5000</text:p>
              </table:table-cell>
              <table:table-cell office:value-type="float" office:value="475">
                <text:p>475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500">
                <text:p>5500</text:p>
              </table:table-cell>
              <table:table-cell office:value-type="float" office:value="25">
                <text:p>25</text:p>
              </table:table-cell>
              <table:table-cell office:value-type="float" office:value="1532">
                <text:p>153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500">
                <text:p>5500</text:p>
              </table:table-cell>
              <table:table-cell office:value-type="float" office:value="50">
                <text:p>50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500">
                <text:p>5500</text:p>
              </table:table-cell>
              <table:table-cell office:value-type="float" office:value="75">
                <text:p>75</text:p>
              </table:table-cell>
              <table:table-cell office:value-type="float" office:value="1325">
                <text:p>132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500">
                <text:p>5500</text:p>
              </table:table-cell>
              <table:table-cell office:value-type="float" office:value="100">
                <text:p>100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500">
                <text:p>5500</text:p>
              </table:table-cell>
              <table:table-cell office:value-type="float" office:value="125">
                <text:p>125</text:p>
              </table:table-cell>
              <table:table-cell office:value-type="float" office:value="823">
                <text:p>82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500">
                <text:p>5500</text:p>
              </table:table-cell>
              <table:table-cell office:value-type="float" office:value="150">
                <text:p>150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500">
                <text:p>5500</text:p>
              </table:table-cell>
              <table:table-cell office:value-type="float" office:value="175">
                <text:p>175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500">
                <text:p>5500</text:p>
              </table:table-cell>
              <table:table-cell office:value-type="float" office:value="200">
                <text:p>200</text:p>
              </table:table-cell>
              <table:table-cell office:value-type="float" office:value="661">
                <text:p>66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500">
                <text:p>5500</text:p>
              </table:table-cell>
              <table:table-cell office:value-type="float" office:value="225">
                <text:p>225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500">
                <text:p>5500</text:p>
              </table:table-cell>
              <table:table-cell office:value-type="float" office:value="250">
                <text:p>250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500">
                <text:p>5500</text:p>
              </table:table-cell>
              <table:table-cell office:value-type="float" office:value="275">
                <text:p>275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500">
                <text:p>5500</text:p>
              </table:table-cell>
              <table:table-cell office:value-type="float" office:value="300">
                <text:p>300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500">
                <text:p>5500</text:p>
              </table:table-cell>
              <table:table-cell office:value-type="float" office:value="325">
                <text:p>325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500">
                <text:p>5500</text:p>
              </table:table-cell>
              <table:table-cell office:value-type="float" office:value="350">
                <text:p>350</text:p>
              </table:table-cell>
              <table:table-cell office:value-type="float" office:value="823">
                <text:p>82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500">
                <text:p>5500</text:p>
              </table:table-cell>
              <table:table-cell office:value-type="float" office:value="375">
                <text:p>375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500">
                <text:p>5500</text:p>
              </table:table-cell>
              <table:table-cell office:value-type="float" office:value="400">
                <text:p>400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500">
                <text:p>5500</text:p>
              </table:table-cell>
              <table:table-cell office:value-type="float" office:value="425">
                <text:p>425</text:p>
              </table:table-cell>
              <table:table-cell office:value-type="float" office:value="931">
                <text:p>93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500">
                <text:p>5500</text:p>
              </table:table-cell>
              <table:table-cell office:value-type="float" office:value="450">
                <text:p>450</text:p>
              </table:table-cell>
              <table:table-cell office:value-type="float" office:value="1058">
                <text:p>105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500">
                <text:p>5500</text:p>
              </table:table-cell>
              <table:table-cell office:value-type="float" office:value="475">
                <text:p>475</text:p>
              </table:table-cell>
              <table:table-cell office:value-type="float" office:value="1298">
                <text:p>129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000">
                <text:p>6000</text:p>
              </table:table-cell>
              <table:table-cell office:value-type="float" office:value="25">
                <text:p>25</text:p>
              </table:table-cell>
              <table:table-cell office:value-type="float" office:value="1718">
                <text:p>171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000">
                <text:p>6000</text:p>
              </table:table-cell>
              <table:table-cell office:value-type="float" office:value="50">
                <text:p>50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000">
                <text:p>6000</text:p>
              </table:table-cell>
              <table:table-cell office:value-type="float" office:value="75">
                <text:p>75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000">
                <text:p>6000</text:p>
              </table:table-cell>
              <table:table-cell office:value-type="float" office:value="100">
                <text:p>100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000">
                <text:p>6000</text:p>
              </table:table-cell>
              <table:table-cell office:value-type="float" office:value="125">
                <text:p>125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000">
                <text:p>6000</text:p>
              </table:table-cell>
              <table:table-cell office:value-type="float" office:value="150">
                <text:p>150</text:p>
              </table:table-cell>
              <table:table-cell office:value-type="float" office:value="918">
                <text:p>91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000">
                <text:p>6000</text:p>
              </table:table-cell>
              <table:table-cell office:value-type="float" office:value="175">
                <text:p>175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000">
                <text:p>6000</text:p>
              </table:table-cell>
              <table:table-cell office:value-type="float" office:value="200">
                <text:p>200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000">
                <text:p>6000</text:p>
              </table:table-cell>
              <table:table-cell office:value-type="float" office:value="225">
                <text:p>225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000">
                <text:p>6000</text:p>
              </table:table-cell>
              <table:table-cell office:value-type="float" office:value="250">
                <text:p>250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000">
                <text:p>6000</text:p>
              </table:table-cell>
              <table:table-cell office:value-type="float" office:value="275">
                <text:p>275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000">
                <text:p>6000</text:p>
              </table:table-cell>
              <table:table-cell office:value-type="float" office:value="300">
                <text:p>300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6000">
                <text:p>6000</text:p>
              </table:table-cell>
              <table:table-cell office:value-type="float" office:value="325">
                <text:p>325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000">
                <text:p>6000</text:p>
              </table:table-cell>
              <table:table-cell office:value-type="float" office:value="350">
                <text:p>350</text:p>
              </table:table-cell>
              <table:table-cell office:value-type="float" office:value="724">
                <text:p>72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000">
                <text:p>6000</text:p>
              </table:table-cell>
              <table:table-cell office:value-type="float" office:value="375">
                <text:p>375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000">
                <text:p>6000</text:p>
              </table:table-cell>
              <table:table-cell office:value-type="float" office:value="400">
                <text:p>400</text:p>
              </table:table-cell>
              <table:table-cell office:value-type="float" office:value="910">
                <text:p>91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000">
                <text:p>6000</text:p>
              </table:table-cell>
              <table:table-cell office:value-type="float" office:value="425">
                <text:p>425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000">
                <text:p>6000</text:p>
              </table:table-cell>
              <table:table-cell office:value-type="float" office:value="450">
                <text:p>450</text:p>
              </table:table-cell>
              <table:table-cell office:value-type="float" office:value="1147">
                <text:p>114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000">
                <text:p>6000</text:p>
              </table:table-cell>
              <table:table-cell office:value-type="float" office:value="475">
                <text:p>475</text:p>
              </table:table-cell>
              <table:table-cell office:value-type="float" office:value="896">
                <text:p>8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745cm" svg:height="15.274cm" xlink:href=".." xlink:type="simple" chart:class="chart:line" chart:style-name="ch1">
        <chart:legend svg:x="1.746cm" svg:y="0.36cm" style:legend-expansion="custom" chartooo:width="2.96cm" chartooo:height="2.092cm" style:legend-expansion-aspect-ratio="1.41491395793499" chart:style-name="ch2"/>
        <chart:plot-area chart:style-name="ch3" table:cell-range-address="simAnealAnlysis.A214:simAnealAnlysis.C423" chart:data-source-has-labels="row" svg:x="0.534cm" svg:y="0.305cm" svg:width="25.677cm" svg:height="14.664cm">
          <chartooo:coordinate-region svg:x="1.526cm" svg:y="0.426cm" svg:width="24.685cm" svg:height="13.5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imAnealAnlysis.A215:simAnealAnlysis.A423" chart:label-cell-address="simAnealAnlysis.A214:simAnealAnlysis.A214" chart:class="chart:line">
            <chart:data-point chart:repeated="209"/>
          </chart:series>
          <chart:series chart:style-name="ch7" chart:values-cell-range-address="simAnealAnlysis.B215:simAnealAnlysis.B423" chart:label-cell-address="simAnealAnlysis.B214:simAnealAnlysis.B214" chart:class="chart:line">
            <chart:data-point chart:repeated="209"/>
          </chart:series>
          <chart:series chart:style-name="ch8" chart:values-cell-range-address="simAnealAnlysis.C215:simAnealAnlysis.C423" chart:label-cell-address="simAnealAnlysis.C214:simAnealAnlysis.C214" chart:class="chart:line">
            <chart:data-point chart:repeated="20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itialTemp</text:p>
                <draw:g>
                  <svg:desc>simAnealAnlysis.A214:simAnealAnlysis.A214</svg:desc>
                </draw:g>
              </table:table-cell>
              <table:table-cell office:value-type="string">
                <text:p>coolAmount</text:p>
                <draw:g>
                  <svg:desc>simAnealAnlysis.B214:simAnealAnlysis.B214</svg:desc>
                </draw:g>
              </table:table-cell>
              <table:table-cell office:value-type="string">
                <text:p>energy</text:p>
                <draw:g>
                  <svg:desc>simAnealAnlysis.C214:simAnealAnlysis.C2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0">
                <text:p>3000</text:p>
                <draw:g>
                  <svg:desc>simAnealAnlysis.A215:simAnealAnlysis.A423</svg:desc>
                </draw:g>
              </table:table-cell>
              <table:table-cell office:value-type="float" office:value="50">
                <text:p>50</text:p>
                <draw:g>
                  <svg:desc>simAnealAnlysis.B215:simAnealAnlysis.B423</svg:desc>
                </draw:g>
              </table:table-cell>
              <table:table-cell office:value-type="float" office:value="533">
                <text:p>533</text:p>
                <draw:g>
                  <svg:desc>simAnealAnlysis.C215:simAnealAnlysis.C4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0">
                <text:p>6000</text:p>
              </table:table-cell>
              <table:table-cell office:value-type="float" office:value="100">
                <text:p>100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0">
                <text:p>4000</text:p>
              </table:table-cell>
              <table:table-cell office:value-type="float" office:value="175">
                <text:p>175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00">
                <text:p>5500</text:p>
              </table:table-cell>
              <table:table-cell office:value-type="float" office:value="250">
                <text:p>250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0">
                <text:p>4000</text:p>
              </table:table-cell>
              <table:table-cell office:value-type="float" office:value="100">
                <text:p>100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00">
                <text:p>4500</text:p>
              </table:table-cell>
              <table:table-cell office:value-type="float" office:value="125">
                <text:p>125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0">
                <text:p>1500</text:p>
              </table:table-cell>
              <table:table-cell office:value-type="float" office:value="50">
                <text:p>50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00">
                <text:p>5500</text:p>
              </table:table-cell>
              <table:table-cell office:value-type="float" office:value="150">
                <text:p>150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">
                <text:p>5000</text:p>
              </table:table-cell>
              <table:table-cell office:value-type="float" office:value="150">
                <text:p>150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00">
                <text:p>3500</text:p>
              </table:table-cell>
              <table:table-cell office:value-type="float" office:value="175">
                <text:p>175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">
                <text:p>2000</text:p>
              </table:table-cell>
              <table:table-cell office:value-type="float" office:value="50">
                <text:p>50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00">
                <text:p>5500</text:p>
              </table:table-cell>
              <table:table-cell office:value-type="float" office:value="225">
                <text:p>225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00">
                <text:p>5000</text:p>
              </table:table-cell>
              <table:table-cell office:value-type="float" office:value="225">
                <text:p>225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00">
                <text:p>5500</text:p>
              </table:table-cell>
              <table:table-cell office:value-type="float" office:value="100">
                <text:p>100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00">
                <text:p>6000</text:p>
              </table:table-cell>
              <table:table-cell office:value-type="float" office:value="75">
                <text:p>75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00">
                <text:p>4500</text:p>
              </table:table-cell>
              <table:table-cell office:value-type="float" office:value="75">
                <text:p>75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0">
                <text:p>1000</text:p>
              </table:table-cell>
              <table:table-cell office:value-type="float" office:value="100">
                <text:p>100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00">
                <text:p>4500</text:p>
              </table:table-cell>
              <table:table-cell office:value-type="float" office:value="175">
                <text:p>175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500">
                <text:p>5500</text:p>
              </table:table-cell>
              <table:table-cell office:value-type="float" office:value="300">
                <text:p>300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00">
                <text:p>3500</text:p>
              </table:table-cell>
              <table:table-cell office:value-type="float" office:value="75">
                <text:p>75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00">
                <text:p>3000</text:p>
              </table:table-cell>
              <table:table-cell office:value-type="float" office:value="125">
                <text:p>125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000">
                <text:p>6000</text:p>
              </table:table-cell>
              <table:table-cell office:value-type="float" office:value="375">
                <text:p>375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00">
                <text:p>3000</text:p>
              </table:table-cell>
              <table:table-cell office:value-type="float" office:value="100">
                <text:p>100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500">
                <text:p>5500</text:p>
              </table:table-cell>
              <table:table-cell office:value-type="float" office:value="50">
                <text:p>50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200">
                <text:p>200</text:p>
              </table:table-cell>
              <table:table-cell office:value-type="float" office:value="661">
                <text:p>6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00">
                <text:p>5000</text:p>
              </table:table-cell>
              <table:table-cell office:value-type="float" office:value="100">
                <text:p>100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000">
                <text:p>5000</text:p>
              </table:table-cell>
              <table:table-cell office:value-type="float" office:value="325">
                <text:p>325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500">
                <text:p>4500</text:p>
              </table:table-cell>
              <table:table-cell office:value-type="float" office:value="100">
                <text:p>100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">
                <text:p>6000</text:p>
              </table:table-cell>
              <table:table-cell office:value-type="float" office:value="225">
                <text:p>225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00">
                <text:p>4000</text:p>
              </table:table-cell>
              <table:table-cell office:value-type="float" office:value="300">
                <text:p>300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500">
                <text:p>5500</text:p>
              </table:table-cell>
              <table:table-cell office:value-type="float" office:value="275">
                <text:p>275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00">
                <text:p>3000</text:p>
              </table:table-cell>
              <table:table-cell office:value-type="float" office:value="75">
                <text:p>75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000">
                <text:p>6000</text:p>
              </table:table-cell>
              <table:table-cell office:value-type="float" office:value="175">
                <text:p>175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500">
                <text:p>5500</text:p>
              </table:table-cell>
              <table:table-cell office:value-type="float" office:value="400">
                <text:p>400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">
                <text:p>3500</text:p>
              </table:table-cell>
              <table:table-cell office:value-type="float" office:value="200">
                <text:p>200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0">
                <text:p>3500</text:p>
              </table:table-cell>
              <table:table-cell office:value-type="float" office:value="225">
                <text:p>225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000">
                <text:p>5000</text:p>
              </table:table-cell>
              <table:table-cell office:value-type="float" office:value="275">
                <text:p>275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000">
                <text:p>6000</text:p>
              </table:table-cell>
              <table:table-cell office:value-type="float" office:value="300">
                <text:p>300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00">
                <text:p>3000</text:p>
              </table:table-cell>
              <table:table-cell office:value-type="float" office:value="200">
                <text:p>200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500">
                <text:p>5500</text:p>
              </table:table-cell>
              <table:table-cell office:value-type="float" office:value="325">
                <text:p>325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000">
                <text:p>6000</text:p>
              </table:table-cell>
              <table:table-cell office:value-type="float" office:value="350">
                <text:p>350</text:p>
              </table:table-cell>
              <table:table-cell office:value-type="float" office:value="724">
                <text:p>7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000">
                <text:p>6000</text:p>
              </table:table-cell>
              <table:table-cell office:value-type="float" office:value="125">
                <text:p>125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500">
                <text:p>3500</text:p>
              </table:table-cell>
              <table:table-cell office:value-type="float" office:value="100">
                <text:p>100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500">
                <text:p>3500</text:p>
              </table:table-cell>
              <table:table-cell office:value-type="float" office:value="50">
                <text:p>50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">
                <text:p>4500</text:p>
              </table:table-cell>
              <table:table-cell office:value-type="float" office:value="150">
                <text:p>150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00">
                <text:p>5000</text:p>
              </table:table-cell>
              <table:table-cell office:value-type="float" office:value="125">
                <text:p>125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00">
                <text:p>2500</text:p>
              </table:table-cell>
              <table:table-cell office:value-type="float" office:value="175">
                <text:p>175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000">
                <text:p>5000</text:p>
              </table:table-cell>
              <table:table-cell office:value-type="float" office:value="50">
                <text:p>50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000">
                <text:p>4000</text:p>
              </table:table-cell>
              <table:table-cell office:value-type="float" office:value="150">
                <text:p>150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00">
                <text:p>2000</text:p>
              </table:table-cell>
              <table:table-cell office:value-type="float" office:value="100">
                <text:p>100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00">
                <text:p>2500</text:p>
              </table:table-cell>
              <table:table-cell office:value-type="float" office:value="100">
                <text:p>100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00">
                <text:p>2000</text:p>
              </table:table-cell>
              <table:table-cell office:value-type="float" office:value="125">
                <text:p>125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500">
                <text:p>4500</text:p>
              </table:table-cell>
              <table:table-cell office:value-type="float" office:value="50">
                <text:p>50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500">
                <text:p>3500</text:p>
              </table:table-cell>
              <table:table-cell office:value-type="float" office:value="125">
                <text:p>125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000">
                <text:p>6000</text:p>
              </table:table-cell>
              <table:table-cell office:value-type="float" office:value="200">
                <text:p>200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000">
                <text:p>4000</text:p>
              </table:table-cell>
              <table:table-cell office:value-type="float" office:value="125">
                <text:p>125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000">
                <text:p>5000</text:p>
              </table:table-cell>
              <table:table-cell office:value-type="float" office:value="250">
                <text:p>250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500">
                <text:p>3500</text:p>
              </table:table-cell>
              <table:table-cell office:value-type="float" office:value="250">
                <text:p>25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000">
                <text:p>5000</text:p>
              </table:table-cell>
              <table:table-cell office:value-type="float" office:value="375">
                <text:p>375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500">
                <text:p>4500</text:p>
              </table:table-cell>
              <table:table-cell office:value-type="float" office:value="250">
                <text:p>250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0">
                <text:p>6000</text:p>
              </table:table-cell>
              <table:table-cell office:value-type="float" office:value="250">
                <text:p>250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500">
                <text:p>5500</text:p>
              </table:table-cell>
              <table:table-cell office:value-type="float" office:value="175">
                <text:p>175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500">
                <text:p>2500</text:p>
              </table:table-cell>
              <table:table-cell office:value-type="float" office:value="50">
                <text:p>50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500">
                <text:p>5500</text:p>
              </table:table-cell>
              <table:table-cell office:value-type="float" office:value="375">
                <text:p>375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000">
                <text:p>4000</text:p>
              </table:table-cell>
              <table:table-cell office:value-type="float" office:value="225">
                <text:p>225</text:p>
              </table:table-cell>
              <table:table-cell office:value-type="float" office:value="805">
                <text:p>8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000">
                <text:p>4000</text:p>
              </table:table-cell>
              <table:table-cell office:value-type="float" office:value="50">
                <text:p>50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500">
                <text:p>3500</text:p>
              </table:table-cell>
              <table:table-cell office:value-type="float" office:value="275">
                <text:p>275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000">
                <text:p>3000</text:p>
              </table:table-cell>
              <table:table-cell office:value-type="float" office:value="150">
                <text:p>150</text:p>
              </table:table-cell>
              <table:table-cell office:value-type="float" office:value="815">
                <text:p>8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500">
                <text:p>3500</text:p>
              </table:table-cell>
              <table:table-cell office:value-type="float" office:value="150">
                <text:p>150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000">
                <text:p>5000</text:p>
              </table:table-cell>
              <table:table-cell office:value-type="float" office:value="475">
                <text:p>475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00">
                <text:p>3500</text:p>
              </table:table-cell>
              <table:table-cell office:value-type="float" office:value="475">
                <text:p>475</text:p>
              </table:table-cell>
              <table:table-cell office:value-type="float" office:value="821">
                <text:p>82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000">
                <text:p>4000</text:p>
              </table:table-cell>
              <table:table-cell office:value-type="float" office:value="250">
                <text:p>250</text:p>
              </table:table-cell>
              <table:table-cell office:value-type="float" office:value="823">
                <text:p>82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500">
                <text:p>5500</text:p>
              </table:table-cell>
              <table:table-cell office:value-type="float" office:value="125">
                <text:p>125</text:p>
              </table:table-cell>
              <table:table-cell office:value-type="float" office:value="823">
                <text:p>82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500">
                <text:p>5500</text:p>
              </table:table-cell>
              <table:table-cell office:value-type="float" office:value="350">
                <text:p>350</text:p>
              </table:table-cell>
              <table:table-cell office:value-type="float" office:value="823">
                <text:p>82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500">
                <text:p>4500</text:p>
              </table:table-cell>
              <table:table-cell office:value-type="float" office:value="300">
                <text:p>300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000">
                <text:p>5000</text:p>
              </table:table-cell>
              <table:table-cell office:value-type="float" office:value="400">
                <text:p>400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000">
                <text:p>6000</text:p>
              </table:table-cell>
              <table:table-cell office:value-type="float" office:value="425">
                <text:p>425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000">
                <text:p>4000</text:p>
              </table:table-cell>
              <table:table-cell office:value-type="float" office:value="200">
                <text:p>200</text:p>
              </table:table-cell>
              <table:table-cell office:value-type="float" office:value="844">
                <text:p>84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00">
                <text:p>1500</text:p>
              </table:table-cell>
              <table:table-cell office:value-type="float" office:value="75">
                <text:p>75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500">
                <text:p>4500</text:p>
              </table:table-cell>
              <table:table-cell office:value-type="float" office:value="200">
                <text:p>200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00">
                <text:p>4000</text:p>
              </table:table-cell>
              <table:table-cell office:value-type="float" office:value="325">
                <text:p>325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000">
                <text:p>3000</text:p>
              </table:table-cell>
              <table:table-cell office:value-type="float" office:value="250">
                <text:p>250</text:p>
              </table:table-cell>
              <table:table-cell office:value-type="float" office:value="873">
                <text:p>87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500">
                <text:p>3500</text:p>
              </table:table-cell>
              <table:table-cell office:value-type="float" office:value="25">
                <text:p>25</text:p>
              </table:table-cell>
              <table:table-cell office:value-type="float" office:value="873">
                <text:p>87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000">
                <text:p>5000</text:p>
              </table:table-cell>
              <table:table-cell office:value-type="float" office:value="300">
                <text:p>300</text:p>
              </table:table-cell>
              <table:table-cell office:value-type="float" office:value="878">
                <text:p>87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00">
                <text:p>2500</text:p>
              </table:table-cell>
              <table:table-cell office:value-type="float" office:value="200">
                <text:p>200</text:p>
              </table:table-cell>
              <table:table-cell office:value-type="float" office:value="885">
                <text:p>88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000">
                <text:p>4000</text:p>
              </table:table-cell>
              <table:table-cell office:value-type="float" office:value="425">
                <text:p>425</text:p>
              </table:table-cell>
              <table:table-cell office:value-type="float" office:value="887">
                <text:p>88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000">
                <text:p>6000</text:p>
              </table:table-cell>
              <table:table-cell office:value-type="float" office:value="475">
                <text:p>475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500">
                <text:p>3500</text:p>
              </table:table-cell>
              <table:table-cell office:value-type="float" office:value="325">
                <text:p>325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500">
                <text:p>2500</text:p>
              </table:table-cell>
              <table:table-cell office:value-type="float" office:value="150">
                <text:p>150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500">
                <text:p>2500</text:p>
              </table:table-cell>
              <table:table-cell office:value-type="float" office:value="125">
                <text:p>125</text:p>
              </table:table-cell>
              <table:table-cell office:value-type="float" office:value="907">
                <text:p>90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000">
                <text:p>6000</text:p>
              </table:table-cell>
              <table:table-cell office:value-type="float" office:value="400">
                <text:p>400</text:p>
              </table:table-cell>
              <table:table-cell office:value-type="float" office:value="910">
                <text:p>91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000">
                <text:p>6000</text:p>
              </table:table-cell>
              <table:table-cell office:value-type="float" office:value="150">
                <text:p>150</text:p>
              </table:table-cell>
              <table:table-cell office:value-type="float" office:value="918">
                <text:p>91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000">
                <text:p>5000</text:p>
              </table:table-cell>
              <table:table-cell office:value-type="float" office:value="200">
                <text:p>200</text:p>
              </table:table-cell>
              <table:table-cell office:value-type="float" office:value="921">
                <text:p>92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500">
                <text:p>3500</text:p>
              </table:table-cell>
              <table:table-cell office:value-type="float" office:value="400">
                <text:p>400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000">
                <text:p>5000</text:p>
              </table:table-cell>
              <table:table-cell office:value-type="float" office:value="425">
                <text:p>425</text:p>
              </table:table-cell>
              <table:table-cell office:value-type="float" office:value="930">
                <text:p>93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500">
                <text:p>5500</text:p>
              </table:table-cell>
              <table:table-cell office:value-type="float" office:value="425">
                <text:p>425</text:p>
              </table:table-cell>
              <table:table-cell office:value-type="float" office:value="931">
                <text:p>93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000">
                <text:p>4000</text:p>
              </table:table-cell>
              <table:table-cell office:value-type="float" office:value="275">
                <text:p>275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500">
                <text:p>3500</text:p>
              </table:table-cell>
              <table:table-cell office:value-type="float" office:value="375">
                <text:p>375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500">
                <text:p>2500</text:p>
              </table:table-cell>
              <table:table-cell office:value-type="float" office:value="250">
                <text:p>250</text:p>
              </table:table-cell>
              <table:table-cell office:value-type="float" office:value="959">
                <text:p>95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000">
                <text:p>6000</text:p>
              </table:table-cell>
              <table:table-cell office:value-type="float" office:value="275">
                <text:p>275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00">
                <text:p>2000</text:p>
              </table:table-cell>
              <table:table-cell office:value-type="float" office:value="175">
                <text:p>175</text:p>
              </table:table-cell>
              <table:table-cell office:value-type="float" office:value="966">
                <text:p>96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00">
                <text:p>1000</text:p>
              </table:table-cell>
              <table:table-cell office:value-type="float" office:value="50">
                <text:p>50</text:p>
              </table:table-cell>
              <table:table-cell office:value-type="float" office:value="974">
                <text:p>97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000">
                <text:p>5000</text:p>
              </table:table-cell>
              <table:table-cell office:value-type="float" office:value="75">
                <text:p>75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00">
                <text:p>2000</text:p>
              </table:table-cell>
              <table:table-cell office:value-type="float" office:value="200">
                <text:p>200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00">
                <text:p>1500</text:p>
              </table:table-cell>
              <table:table-cell office:value-type="float" office:value="100">
                <text:p>100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000">
                <text:p>2000</text:p>
              </table:table-cell>
              <table:table-cell office:value-type="float" office:value="75">
                <text:p>75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000">
                <text:p>4000</text:p>
              </table:table-cell>
              <table:table-cell office:value-type="float" office:value="400">
                <text:p>400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500">
                <text:p>4500</text:p>
              </table:table-cell>
              <table:table-cell office:value-type="float" office:value="475">
                <text:p>475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000">
                <text:p>3000</text:p>
              </table:table-cell>
              <table:table-cell office:value-type="float" office:value="300">
                <text:p>300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000">
                <text:p>4000</text:p>
              </table:table-cell>
              <table:table-cell office:value-type="float" office:value="375">
                <text:p>375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000">
                <text:p>6000</text:p>
              </table:table-cell>
              <table:table-cell office:value-type="float" office:value="50">
                <text:p>50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500">
                <text:p>4500</text:p>
              </table:table-cell>
              <table:table-cell office:value-type="float" office:value="275">
                <text:p>275</text:p>
              </table:table-cell>
              <table:table-cell office:value-type="float" office:value="1043">
                <text:p>104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500">
                <text:p>4500</text:p>
              </table:table-cell>
              <table:table-cell office:value-type="float" office:value="375">
                <text:p>375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000">
                <text:p>3000</text:p>
              </table:table-cell>
              <table:table-cell office:value-type="float" office:value="275">
                <text:p>275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000">
                <text:p>3000</text:p>
              </table:table-cell>
              <table:table-cell office:value-type="float" office:value="225">
                <text:p>225</text:p>
              </table:table-cell>
              <table:table-cell office:value-type="float" office:value="1053">
                <text:p>105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500">
                <text:p>5500</text:p>
              </table:table-cell>
              <table:table-cell office:value-type="float" office:value="450">
                <text:p>450</text:p>
              </table:table-cell>
              <table:table-cell office:value-type="float" office:value="1058">
                <text:p>105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500">
                <text:p>2500</text:p>
              </table:table-cell>
              <table:table-cell office:value-type="float" office:value="325">
                <text:p>325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000">
                <text:p>2000</text:p>
              </table:table-cell>
              <table:table-cell office:value-type="float" office:value="150">
                <text:p>150</text:p>
              </table:table-cell>
              <table:table-cell office:value-type="float" office:value="1062">
                <text:p>106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500">
                <text:p>4500</text:p>
              </table:table-cell>
              <table:table-cell office:value-type="float" office:value="225">
                <text:p>225</text:p>
              </table:table-cell>
              <table:table-cell office:value-type="float" office:value="1069">
                <text:p>106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500">
                <text:p>2500</text:p>
              </table:table-cell>
              <table:table-cell office:value-type="float" office:value="300">
                <text:p>300</text:p>
              </table:table-cell>
              <table:table-cell office:value-type="float" office:value="1070">
                <text:p>107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500">
                <text:p>3500</text:p>
              </table:table-cell>
              <table:table-cell office:value-type="float" office:value="300">
                <text:p>300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000">
                <text:p>2000</text:p>
              </table:table-cell>
              <table:table-cell office:value-type="float" office:value="225">
                <text:p>225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000">
                <text:p>4000</text:p>
              </table:table-cell>
              <table:table-cell office:value-type="float" office:value="75">
                <text:p>75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000">
                <text:p>4000</text:p>
              </table:table-cell>
              <table:table-cell office:value-type="float" office:value="350">
                <text:p>350</text:p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000">
                <text:p>5000</text:p>
              </table:table-cell>
              <table:table-cell office:value-type="float" office:value="350">
                <text:p>350</text:p>
              </table:table-cell>
              <table:table-cell office:value-type="float" office:value="1095">
                <text:p>109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500">
                <text:p>4500</text:p>
              </table:table-cell>
              <table:table-cell office:value-type="float" office:value="400">
                <text:p>400</text:p>
              </table:table-cell>
              <table:table-cell office:value-type="float" office:value="1096">
                <text:p>109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500">
                <text:p>4500</text:p>
              </table:table-cell>
              <table:table-cell office:value-type="float" office:value="450">
                <text:p>450</text:p>
              </table:table-cell>
              <table:table-cell office:value-type="float" office:value="1097">
                <text:p>109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500">
                <text:p>4500</text:p>
              </table:table-cell>
              <table:table-cell office:value-type="float" office:value="350">
                <text:p>350</text:p>
              </table:table-cell>
              <table:table-cell office:value-type="float" office:value="1103">
                <text:p>110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500">
                <text:p>3500</text:p>
              </table:table-cell>
              <table:table-cell office:value-type="float" office:value="425">
                <text:p>425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000">
                <text:p>5000</text:p>
              </table:table-cell>
              <table:table-cell office:value-type="float" office:value="175">
                <text:p>175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500">
                <text:p>4500</text:p>
              </table:table-cell>
              <table:table-cell office:value-type="float" office:value="325">
                <text:p>325</text:p>
              </table:table-cell>
              <table:table-cell office:value-type="float" office:value="1127">
                <text:p>112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500">
                <text:p>1500</text:p>
              </table:table-cell>
              <table:table-cell office:value-type="float" office:value="125">
                <text:p>125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00">
                <text:p>1500</text:p>
              </table:table-cell>
              <table:table-cell office:value-type="float" office:value="150">
                <text:p>150</text:p>
              </table:table-cell>
              <table:table-cell office:value-type="float" office:value="1136">
                <text:p>113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00">
                <text:p>1000</text:p>
              </table:table-cell>
              <table:table-cell office:value-type="float" office:value="150">
                <text:p>150</text:p>
              </table:table-cell>
              <table:table-cell office:value-type="float" office:value="1142">
                <text:p>114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000">
                <text:p>6000</text:p>
              </table:table-cell>
              <table:table-cell office:value-type="float" office:value="450">
                <text:p>450</text:p>
              </table:table-cell>
              <table:table-cell office:value-type="float" office:value="1147">
                <text:p>114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00">
                <text:p>1000</text:p>
              </table:table-cell>
              <table:table-cell office:value-type="float" office:value="125">
                <text:p>125</text:p>
              </table:table-cell>
              <table:table-cell office:value-type="float" office:value="1156">
                <text:p>115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00">
                <text:p>1500</text:p>
              </table:table-cell>
              <table:table-cell office:value-type="float" office:value="200">
                <text:p>200</text:p>
              </table:table-cell>
              <table:table-cell office:value-type="float" office:value="1161">
                <text:p>116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000">
                <text:p>2000</text:p>
              </table:table-cell>
              <table:table-cell office:value-type="float" office:value="275">
                <text:p>275</text:p>
              </table:table-cell>
              <table:table-cell office:value-type="float" office:value="1161">
                <text:p>116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000">
                <text:p>2000</text:p>
              </table:table-cell>
              <table:table-cell office:value-type="float" office:value="250">
                <text:p>250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000">
                <text:p>2000</text:p>
              </table:table-cell>
              <table:table-cell office:value-type="float" office:value="25">
                <text:p>25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500">
                <text:p>3500</text:p>
              </table:table-cell>
              <table:table-cell office:value-type="float" office:value="450">
                <text:p>450</text:p>
              </table:table-cell>
              <table:table-cell office:value-type="float" office:value="1179">
                <text:p>117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000">
                <text:p>4000</text:p>
              </table:table-cell>
              <table:table-cell office:value-type="float" office:value="450">
                <text:p>450</text:p>
              </table:table-cell>
              <table:table-cell office:value-type="float" office:value="1181">
                <text:p>118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500">
                <text:p>4500</text:p>
              </table:table-cell>
              <table:table-cell office:value-type="float" office:value="425">
                <text:p>425</text:p>
              </table:table-cell>
              <table:table-cell office:value-type="float" office:value="1181">
                <text:p>118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000">
                <text:p>5000</text:p>
              </table:table-cell>
              <table:table-cell office:value-type="float" office:value="25">
                <text:p>25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500">
                <text:p>2500</text:p>
              </table:table-cell>
              <table:table-cell office:value-type="float" office:value="75">
                <text:p>75</text:p>
              </table:table-cell>
              <table:table-cell office:value-type="float" office:value="1214">
                <text:p>121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00">
                <text:p>1500</text:p>
              </table:table-cell>
              <table:table-cell office:value-type="float" office:value="25">
                <text:p>25</text:p>
              </table:table-cell>
              <table:table-cell office:value-type="float" office:value="1247">
                <text:p>124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000">
                <text:p>3000</text:p>
              </table:table-cell>
              <table:table-cell office:value-type="float" office:value="25">
                <text:p>25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000">
                <text:p>3000</text:p>
              </table:table-cell>
              <table:table-cell office:value-type="float" office:value="375">
                <text:p>375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000">
                <text:p>6000</text:p>
              </table:table-cell>
              <table:table-cell office:value-type="float" office:value="325">
                <text:p>325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000">
                <text:p>3000</text:p>
              </table:table-cell>
              <table:table-cell office:value-type="float" office:value="175">
                <text:p>175</text:p>
              </table:table-cell>
              <table:table-cell office:value-type="float" office:value="1273">
                <text:p>127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000">
                <text:p>2000</text:p>
              </table:table-cell>
              <table:table-cell office:value-type="float" office:value="300">
                <text:p>300</text:p>
              </table:table-cell>
              <table:table-cell office:value-type="float" office:value="1281">
                <text:p>128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000">
                <text:p>3000</text:p>
              </table:table-cell>
              <table:table-cell office:value-type="float" office:value="450">
                <text:p>450</text:p>
              </table:table-cell>
              <table:table-cell office:value-type="float" office:value="1292">
                <text:p>129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500">
                <text:p>5500</text:p>
              </table:table-cell>
              <table:table-cell office:value-type="float" office:value="475">
                <text:p>475</text:p>
              </table:table-cell>
              <table:table-cell office:value-type="float" office:value="1298">
                <text:p>129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500">
                <text:p>2500</text:p>
              </table:table-cell>
              <table:table-cell office:value-type="float" office:value="425">
                <text:p>425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500">
                <text:p>3500</text:p>
              </table:table-cell>
              <table:table-cell office:value-type="float" office:value="350">
                <text:p>350</text:p>
              </table:table-cell>
              <table:table-cell office:value-type="float" office:value="1322">
                <text:p>132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500">
                <text:p>5500</text:p>
              </table:table-cell>
              <table:table-cell office:value-type="float" office:value="75">
                <text:p>75</text:p>
              </table:table-cell>
              <table:table-cell office:value-type="float" office:value="1325">
                <text:p>132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000">
                <text:p>4000</text:p>
              </table:table-cell>
              <table:table-cell office:value-type="float" office:value="475">
                <text:p>475</text:p>
              </table:table-cell>
              <table:table-cell office:value-type="float" office:value="1336">
                <text:p>133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000">
                <text:p>5000</text:p>
              </table:table-cell>
              <table:table-cell office:value-type="float" office:value="450">
                <text:p>450</text:p>
              </table:table-cell>
              <table:table-cell office:value-type="float" office:value="1344">
                <text:p>134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000">
                <text:p>1000</text:p>
              </table:table-cell>
              <table:table-cell office:value-type="float" office:value="175">
                <text:p>175</text:p>
              </table:table-cell>
              <table:table-cell office:value-type="float" office:value="1436">
                <text:p>143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00">
                <text:p>1500</text:p>
              </table:table-cell>
              <table:table-cell office:value-type="float" office:value="225">
                <text:p>225</text:p>
              </table:table-cell>
              <table:table-cell office:value-type="float" office:value="1450">
                <text:p>145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000">
                <text:p>3000</text:p>
              </table:table-cell>
              <table:table-cell office:value-type="float" office:value="400">
                <text:p>400</text:p>
              </table:table-cell>
              <table:table-cell office:value-type="float" office:value="1467">
                <text:p>146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000">
                <text:p>3000</text:p>
              </table:table-cell>
              <table:table-cell office:value-type="float" office:value="350">
                <text:p>350</text:p>
              </table:table-cell>
              <table:table-cell office:value-type="float" office:value="1474">
                <text:p>147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500">
                <text:p>4500</text:p>
              </table:table-cell>
              <table:table-cell office:value-type="float" office:value="25">
                <text:p>25</text:p>
              </table:table-cell>
              <table:table-cell office:value-type="float" office:value="1491">
                <text:p>149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500">
                <text:p>2500</text:p>
              </table:table-cell>
              <table:table-cell office:value-type="float" office:value="25">
                <text:p>25</text:p>
              </table:table-cell>
              <table:table-cell office:value-type="float" office:value="1497">
                <text:p>149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500">
                <text:p>5500</text:p>
              </table:table-cell>
              <table:table-cell office:value-type="float" office:value="25">
                <text:p>25</text:p>
              </table:table-cell>
              <table:table-cell office:value-type="float" office:value="1532">
                <text:p>153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500">
                <text:p>2500</text:p>
              </table:table-cell>
              <table:table-cell office:value-type="float" office:value="350">
                <text:p>350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000">
                <text:p>2000</text:p>
              </table:table-cell>
              <table:table-cell office:value-type="float" office:value="400">
                <text:p>400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000">
                <text:p>4000</text:p>
              </table:table-cell>
              <table:table-cell office:value-type="float" office:value="25">
                <text:p>25</text:p>
              </table:table-cell>
              <table:table-cell office:value-type="float" office:value="1569">
                <text:p>156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000">
                <text:p>1000</text:p>
              </table:table-cell>
              <table:table-cell office:value-type="float" office:value="75">
                <text:p>75</text:p>
              </table:table-cell>
              <table:table-cell office:value-type="float" office:value="1617">
                <text:p>161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000">
                <text:p>3000</text:p>
              </table:table-cell>
              <table:table-cell office:value-type="float" office:value="425">
                <text:p>425</text:p>
              </table:table-cell>
              <table:table-cell office:value-type="float" office:value="1654">
                <text:p>165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500">
                <text:p>1500</text:p>
              </table:table-cell>
              <table:table-cell office:value-type="float" office:value="275">
                <text:p>275</text:p>
              </table:table-cell>
              <table:table-cell office:value-type="float" office:value="1676">
                <text:p>167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000">
                <text:p>6000</text:p>
              </table:table-cell>
              <table:table-cell office:value-type="float" office:value="25">
                <text:p>25</text:p>
              </table:table-cell>
              <table:table-cell office:value-type="float" office:value="1718">
                <text:p>171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000">
                <text:p>1000</text:p>
              </table:table-cell>
              <table:table-cell office:value-type="float" office:value="25">
                <text:p>25</text:p>
              </table:table-cell>
              <table:table-cell office:value-type="float" office:value="1737">
                <text:p>173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500">
                <text:p>2500</text:p>
              </table:table-cell>
              <table:table-cell office:value-type="float" office:value="400">
                <text:p>400</text:p>
              </table:table-cell>
              <table:table-cell office:value-type="float" office:value="1737">
                <text:p>173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500">
                <text:p>2500</text:p>
              </table:table-cell>
              <table:table-cell office:value-type="float" office:value="375">
                <text:p>375</text:p>
              </table:table-cell>
              <table:table-cell office:value-type="float" office:value="1743">
                <text:p>174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500">
                <text:p>1500</text:p>
              </table:table-cell>
              <table:table-cell office:value-type="float" office:value="175">
                <text:p>175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000">
                <text:p>3000</text:p>
              </table:table-cell>
              <table:table-cell office:value-type="float" office:value="475">
                <text:p>475</text:p>
              </table:table-cell>
              <table:table-cell office:value-type="float" office:value="1802">
                <text:p>180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000">
                <text:p>3000</text:p>
              </table:table-cell>
              <table:table-cell office:value-type="float" office:value="325">
                <text:p>325</text:p>
              </table:table-cell>
              <table:table-cell office:value-type="float" office:value="1841">
                <text:p>184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500">
                <text:p>1500</text:p>
              </table:table-cell>
              <table:table-cell office:value-type="float" office:value="325">
                <text:p>325</text:p>
              </table:table-cell>
              <table:table-cell office:value-type="float" office:value="1878">
                <text:p>187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000">
                <text:p>2000</text:p>
              </table:table-cell>
              <table:table-cell office:value-type="float" office:value="325">
                <text:p>325</text:p>
              </table:table-cell>
              <table:table-cell office:value-type="float" office:value="1884">
                <text:p>188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500">
                <text:p>1500</text:p>
              </table:table-cell>
              <table:table-cell office:value-type="float" office:value="250">
                <text:p>250</text:p>
              </table:table-cell>
              <table:table-cell office:value-type="float" office:value="1885">
                <text:p>188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000">
                <text:p>2000</text:p>
              </table:table-cell>
              <table:table-cell office:value-type="float" office:value="375">
                <text:p>375</text:p>
              </table:table-cell>
              <table:table-cell office:value-type="float" office:value="1919">
                <text:p>191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500">
                <text:p>2500</text:p>
              </table:table-cell>
              <table:table-cell office:value-type="float" office:value="225">
                <text:p>225</text:p>
              </table:table-cell>
              <table:table-cell office:value-type="float" office:value="1919">
                <text:p>191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500">
                <text:p>2500</text:p>
              </table:table-cell>
              <table:table-cell office:value-type="float" office:value="275">
                <text:p>275</text:p>
              </table:table-cell>
              <table:table-cell office:value-type="float" office:value="1997">
                <text:p>199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000">
                <text:p>2000</text:p>
              </table:table-cell>
              <table:table-cell office:value-type="float" office:value="350">
                <text:p>35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500">
                <text:p>1500</text:p>
              </table:table-cell>
              <table:table-cell office:value-type="float" office:value="300">
                <text:p>300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500">
                <text:p>2500</text:p>
              </table:table-cell>
              <table:table-cell office:value-type="float" office:value="475">
                <text:p>475</text:p>
              </table:table-cell>
              <table:table-cell office:value-type="float" office:value="2098">
                <text:p>209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500">
                <text:p>2500</text:p>
              </table:table-cell>
              <table:table-cell office:value-type="float" office:value="450">
                <text:p>450</text:p>
              </table:table-cell>
              <table:table-cell office:value-type="float" office:value="2115">
                <text:p>211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000">
                <text:p>2000</text:p>
              </table:table-cell>
              <table:table-cell office:value-type="float" office:value="425">
                <text:p>425</text:p>
              </table:table-cell>
              <table:table-cell office:value-type="float" office:value="2215">
                <text:p>221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500">
                <text:p>1500</text:p>
              </table:table-cell>
              <table:table-cell office:value-type="float" office:value="350">
                <text:p>350</text:p>
              </table:table-cell>
              <table:table-cell office:value-type="float" office:value="2296">
                <text:p>229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000">
                <text:p>1000</text:p>
              </table:table-cell>
              <table:table-cell office:value-type="float" office:value="325">
                <text:p>325</text:p>
              </table:table-cell>
              <table:table-cell office:value-type="float" office:value="2327">
                <text:p>232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00">
                <text:p>2000</text:p>
              </table:table-cell>
              <table:table-cell office:value-type="float" office:value="450">
                <text:p>450</text:p>
              </table:table-cell>
              <table:table-cell office:value-type="float" office:value="2488">
                <text:p>248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000">
                <text:p>1000</text:p>
              </table:table-cell>
              <table:table-cell office:value-type="float" office:value="200">
                <text:p>200</text:p>
              </table:table-cell>
              <table:table-cell office:value-type="float" office:value="2537">
                <text:p>253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000">
                <text:p>1000</text:p>
              </table:table-cell>
              <table:table-cell office:value-type="float" office:value="225">
                <text:p>225</text:p>
              </table:table-cell>
              <table:table-cell office:value-type="float" office:value="2571">
                <text:p>257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500">
                <text:p>1500</text:p>
              </table:table-cell>
              <table:table-cell office:value-type="float" office:value="375">
                <text:p>375</text:p>
              </table:table-cell>
              <table:table-cell office:value-type="float" office:value="2608">
                <text:p>260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500">
                <text:p>1500</text:p>
              </table:table-cell>
              <table:table-cell office:value-type="float" office:value="400">
                <text:p>400</text:p>
              </table:table-cell>
              <table:table-cell office:value-type="float" office:value="2671">
                <text:p>267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000">
                <text:p>1000</text:p>
              </table:table-cell>
              <table:table-cell office:value-type="float" office:value="250">
                <text:p>250</text:p>
              </table:table-cell>
              <table:table-cell office:value-type="float" office:value="2678">
                <text:p>267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000">
                <text:p>1000</text:p>
              </table:table-cell>
              <table:table-cell office:value-type="float" office:value="275">
                <text:p>275</text:p>
              </table:table-cell>
              <table:table-cell office:value-type="float" office:value="2727">
                <text:p>272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000">
                <text:p>1000</text:p>
              </table:table-cell>
              <table:table-cell office:value-type="float" office:value="300">
                <text:p>300</text:p>
              </table:table-cell>
              <table:table-cell office:value-type="float" office:value="3019">
                <text:p>301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00">
                <text:p>1000</text:p>
              </table:table-cell>
              <table:table-cell office:value-type="float" office:value="375">
                <text:p>375</text:p>
              </table:table-cell>
              <table:table-cell office:value-type="float" office:value="3063">
                <text:p>306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500">
                <text:p>1500</text:p>
              </table:table-cell>
              <table:table-cell office:value-type="float" office:value="425">
                <text:p>425</text:p>
              </table:table-cell>
              <table:table-cell office:value-type="float" office:value="3082">
                <text:p>308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00">
                <text:p>1000</text:p>
              </table:table-cell>
              <table:table-cell office:value-type="float" office:value="350">
                <text:p>350</text:p>
              </table:table-cell>
              <table:table-cell office:value-type="float" office:value="3340">
                <text:p>334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500">
                <text:p>1500</text:p>
              </table:table-cell>
              <table:table-cell office:value-type="float" office:value="450">
                <text:p>450</text:p>
              </table:table-cell>
              <table:table-cell office:value-type="float" office:value="3386">
                <text:p>338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500">
                <text:p>1500</text:p>
              </table:table-cell>
              <table:table-cell office:value-type="float" office:value="475">
                <text:p>475</text:p>
              </table:table-cell>
              <table:table-cell office:value-type="float" office:value="3632">
                <text:p>363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00">
                <text:p>2000</text:p>
              </table:table-cell>
              <table:table-cell office:value-type="float" office:value="475">
                <text:p>475</text:p>
              </table:table-cell>
              <table:table-cell office:value-type="float" office:value="3672">
                <text:p>367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00">
                <text:p>1000</text:p>
              </table:table-cell>
              <table:table-cell office:value-type="float" office:value="400">
                <text:p>400</text:p>
              </table:table-cell>
              <table:table-cell office:value-type="float" office:value="4096">
                <text:p>409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00">
                <text:p>1000</text:p>
              </table:table-cell>
              <table:table-cell office:value-type="float" office:value="425">
                <text:p>425</text:p>
              </table:table-cell>
              <table:table-cell office:value-type="float" office:value="4166">
                <text:p>416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00">
                <text:p>1000</text:p>
              </table:table-cell>
              <table:table-cell office:value-type="float" office:value="450">
                <text:p>450</text:p>
              </table:table-cell>
              <table:table-cell office:value-type="float" office:value="4446">
                <text:p>444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00">
                <text:p>1000</text:p>
              </table:table-cell>
              <table:table-cell office:value-type="float" office:value="475">
                <text:p>475</text:p>
              </table:table-cell>
              <table:table-cell office:value-type="float" office:value="5006">
                <text:p>50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